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.11pt"/>
    </style:style>
    <style:style style:name="co3" style:family="table-column">
      <style:table-column-properties fo:break-before="auto" style:column-width="29.45pt"/>
    </style:style>
    <style:style style:name="co4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number-style style:name="N10000" number:language="en" number:country="US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 style:data-style-name="N10011"/>
    <style:style style:name="ce3" style:family="table-cell" style:parent-style-name="Default" style:data-style-name="N10000"/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RegionTable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N</text:p>
          </table:table-cell>
        </table:table-row>
      </table:table>
      <table:table table:name="RegionTableJS" table:style-name="ta1">
        <table:table-column table:style-name="co1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&quot;  &quot; &amp; [RegionTable.$A2] &amp; &quot;: '&quot; &amp; [RegionTable.$B2] &amp; &quot;',&quot;" office:value-type="string" office:string-value="  AC: 'N'," calcext:value-type="string">
            <text:p><text:s text:c="2"/>AC: 'N',</text:p>
          </table:table-cell>
        </table:table-row>
        <table:table-row table:style-name="ro1">
          <table:table-cell table:formula="of:=&quot;  &quot; &amp; [RegionTable.$A3] &amp; &quot;: '&quot; &amp; [RegionTable.$B3] &amp; &quot;',&quot;" office:value-type="string" office:string-value="  AM: 'N'," calcext:value-type="string">
            <text:p><text:s text:c="2"/>AM: 'N',</text:p>
          </table:table-cell>
        </table:table-row>
        <table:table-row table:style-name="ro1">
          <table:table-cell table:formula="of:=&quot;  &quot; &amp; [RegionTable.$A4] &amp; &quot;: '&quot; &amp; [RegionTable.$B4] &amp; &quot;',&quot;" office:value-type="string" office:string-value="  AP: 'N'," calcext:value-type="string">
            <text:p><text:s text:c="2"/>AP: 'N',</text:p>
          </table:table-cell>
        </table:table-row>
        <table:table-row table:style-name="ro1">
          <table:table-cell table:formula="of:=&quot;  &quot; &amp; [RegionTable.$A5] &amp; &quot;: '&quot; &amp; [RegionTable.$B5] &amp; &quot;',&quot;" office:value-type="string" office:string-value="  BA: 'NE'," calcext:value-type="string">
            <text:p><text:s text:c="2"/>BA: 'NE',</text:p>
          </table:table-cell>
        </table:table-row>
        <table:table-row table:style-name="ro1">
          <table:table-cell table:formula="of:=&quot;  &quot; &amp; [RegionTable.$A6] &amp; &quot;: '&quot; &amp; [RegionTable.$B6] &amp; &quot;',&quot;" office:value-type="string" office:string-value="  CE: 'NE'," calcext:value-type="string">
            <text:p><text:s text:c="2"/>CE: 'NE',</text:p>
          </table:table-cell>
        </table:table-row>
        <table:table-row table:style-name="ro1">
          <table:table-cell table:formula="of:=&quot;  &quot; &amp; [RegionTable.$A7] &amp; &quot;: '&quot; &amp; [RegionTable.$B7] &amp; &quot;',&quot;" office:value-type="string" office:string-value="  DF: 'CO'," calcext:value-type="string">
            <text:p><text:s text:c="2"/>DF: 'CO',</text:p>
          </table:table-cell>
        </table:table-row>
        <table:table-row table:style-name="ro1">
          <table:table-cell table:formula="of:=&quot;  &quot; &amp; [RegionTable.$A8] &amp; &quot;: '&quot; &amp; [RegionTable.$B8] &amp; &quot;',&quot;" office:value-type="string" office:string-value="  ES: 'SE'," calcext:value-type="string">
            <text:p><text:s text:c="2"/>ES: 'SE',</text:p>
          </table:table-cell>
        </table:table-row>
        <table:table-row table:style-name="ro1">
          <table:table-cell table:formula="of:=&quot;  &quot; &amp; [RegionTable.$A9] &amp; &quot;: '&quot; &amp; [RegionTable.$B9] &amp; &quot;',&quot;" office:value-type="string" office:string-value="  GO: 'CO'," calcext:value-type="string">
            <text:p><text:s text:c="2"/>GO: 'CO',</text:p>
          </table:table-cell>
        </table:table-row>
        <table:table-row table:style-name="ro1">
          <table:table-cell table:formula="of:=&quot;  &quot; &amp; [RegionTable.$A10] &amp; &quot;: '&quot; &amp; [RegionTable.$B10] &amp; &quot;',&quot;" office:value-type="string" office:string-value="  MA: 'NE'," calcext:value-type="string">
            <text:p><text:s text:c="2"/>MA: 'NE',</text:p>
          </table:table-cell>
        </table:table-row>
        <table:table-row table:style-name="ro1">
          <table:table-cell table:formula="of:=&quot;  &quot; &amp; [RegionTable.$A11] &amp; &quot;: '&quot; &amp; [RegionTable.$B11] &amp; &quot;',&quot;" office:value-type="string" office:string-value="  MT: 'CO'," calcext:value-type="string">
            <text:p><text:s text:c="2"/>MT: 'CO',</text:p>
          </table:table-cell>
        </table:table-row>
        <table:table-row table:style-name="ro1">
          <table:table-cell table:formula="of:=&quot;  &quot; &amp; [RegionTable.$A12] &amp; &quot;: '&quot; &amp; [RegionTable.$B12] &amp; &quot;',&quot;" office:value-type="string" office:string-value="  MS: 'CO'," calcext:value-type="string">
            <text:p><text:s text:c="2"/>MS: 'CO',</text:p>
          </table:table-cell>
        </table:table-row>
        <table:table-row table:style-name="ro1">
          <table:table-cell table:formula="of:=&quot;  &quot; &amp; [RegionTable.$A13] &amp; &quot;: '&quot; &amp; [RegionTable.$B13] &amp; &quot;',&quot;" office:value-type="string" office:string-value="  MG: 'SE'," calcext:value-type="string">
            <text:p><text:s text:c="2"/>MG: 'SE',</text:p>
          </table:table-cell>
        </table:table-row>
        <table:table-row table:style-name="ro1">
          <table:table-cell table:formula="of:=&quot;  &quot; &amp; [RegionTable.$A14] &amp; &quot;: '&quot; &amp; [RegionTable.$B14] &amp; &quot;',&quot;" office:value-type="string" office:string-value="  PA: 'N'," calcext:value-type="string">
            <text:p><text:s text:c="2"/>PA: 'N',</text:p>
          </table:table-cell>
        </table:table-row>
        <table:table-row table:style-name="ro1">
          <table:table-cell table:formula="of:=&quot;  &quot; &amp; [RegionTable.$A15] &amp; &quot;: '&quot; &amp; [RegionTable.$B15] &amp; &quot;',&quot;" office:value-type="string" office:string-value="  PB: 'NE'," calcext:value-type="string">
            <text:p><text:s text:c="2"/>PB: 'NE',</text:p>
          </table:table-cell>
        </table:table-row>
        <table:table-row table:style-name="ro1">
          <table:table-cell table:formula="of:=&quot;  &quot; &amp; [RegionTable.$A16] &amp; &quot;: '&quot; &amp; [RegionTable.$B16] &amp; &quot;',&quot;" office:value-type="string" office:string-value="  PR: 'S'," calcext:value-type="string">
            <text:p><text:s text:c="2"/>PR: 'S',</text:p>
          </table:table-cell>
        </table:table-row>
        <table:table-row table:style-name="ro1">
          <table:table-cell table:formula="of:=&quot;  &quot; &amp; [RegionTable.$A17] &amp; &quot;: '&quot; &amp; [RegionTable.$B17] &amp; &quot;',&quot;" office:value-type="string" office:string-value="  PE: 'NE'," calcext:value-type="string">
            <text:p><text:s text:c="2"/>PE: 'NE',</text:p>
          </table:table-cell>
        </table:table-row>
        <table:table-row table:style-name="ro1">
          <table:table-cell table:formula="of:=&quot;  &quot; &amp; [RegionTable.$A18] &amp; &quot;: '&quot; &amp; [RegionTable.$B18] &amp; &quot;',&quot;" office:value-type="string" office:string-value="  PI: 'NE'," calcext:value-type="string">
            <text:p><text:s text:c="2"/>PI: 'NE',</text:p>
          </table:table-cell>
        </table:table-row>
        <table:table-row table:style-name="ro1">
          <table:table-cell table:formula="of:=&quot;  &quot; &amp; [RegionTable.$A19] &amp; &quot;: '&quot; &amp; [RegionTable.$B19] &amp; &quot;',&quot;" office:value-type="string" office:string-value="  RN: 'NE'," calcext:value-type="string">
            <text:p><text:s text:c="2"/>RN: 'NE',</text:p>
          </table:table-cell>
        </table:table-row>
        <table:table-row table:style-name="ro1">
          <table:table-cell table:formula="of:=&quot;  &quot; &amp; [RegionTable.$A20] &amp; &quot;: '&quot; &amp; [RegionTable.$B20] &amp; &quot;',&quot;" office:value-type="string" office:string-value="  RS: 'S'," calcext:value-type="string">
            <text:p><text:s text:c="2"/>RS: 'S',</text:p>
          </table:table-cell>
        </table:table-row>
        <table:table-row table:style-name="ro1">
          <table:table-cell table:formula="of:=&quot;  &quot; &amp; [RegionTable.$A21] &amp; &quot;: '&quot; &amp; [RegionTable.$B21] &amp; &quot;',&quot;" office:value-type="string" office:string-value="  RJ: 'SE'," calcext:value-type="string">
            <text:p><text:s text:c="2"/>RJ: 'SE',</text:p>
          </table:table-cell>
        </table:table-row>
        <table:table-row table:style-name="ro1">
          <table:table-cell table:formula="of:=&quot;  &quot; &amp; [RegionTable.$A22] &amp; &quot;: '&quot; &amp; [RegionTable.$B22] &amp; &quot;',&quot;" office:value-type="string" office:string-value="  RO: 'N'," calcext:value-type="string">
            <text:p><text:s text:c="2"/>RO: 'N',</text:p>
          </table:table-cell>
        </table:table-row>
        <table:table-row table:style-name="ro1">
          <table:table-cell table:formula="of:=&quot;  &quot; &amp; [RegionTable.$A23] &amp; &quot;: '&quot; &amp; [RegionTable.$B23] &amp; &quot;',&quot;" office:value-type="string" office:string-value="  RR: 'N'," calcext:value-type="string">
            <text:p><text:s text:c="2"/>RR: 'N',</text:p>
          </table:table-cell>
        </table:table-row>
        <table:table-row table:style-name="ro1">
          <table:table-cell table:formula="of:=&quot;  &quot; &amp; [RegionTable.$A24] &amp; &quot;: '&quot; &amp; [RegionTable.$B24] &amp; &quot;',&quot;" office:value-type="string" office:string-value="  SC: 'S'," calcext:value-type="string">
            <text:p><text:s text:c="2"/>SC: 'S',</text:p>
          </table:table-cell>
        </table:table-row>
        <table:table-row table:style-name="ro1">
          <table:table-cell table:formula="of:=&quot;  &quot; &amp; [RegionTable.$A25] &amp; &quot;: '&quot; &amp; [RegionTable.$B25] &amp; &quot;',&quot;" office:value-type="string" office:string-value="  SP: 'SE'," calcext:value-type="string">
            <text:p><text:s text:c="2"/>SP: 'SE',</text:p>
          </table:table-cell>
        </table:table-row>
        <table:table-row table:style-name="ro1">
          <table:table-cell table:formula="of:=&quot;  &quot; &amp; [RegionTable.$A26] &amp; &quot;: '&quot; &amp; [RegionTable.$B26] &amp; &quot;',&quot;" office:value-type="string" office:string-value="  SE: 'NE'," calcext:value-type="string">
            <text:p><text:s text:c="2"/>SE: 'NE',</text:p>
          </table:table-cell>
        </table:table-row>
        <table:table-row table:style-name="ro1">
          <table:table-cell table:formula="of:=&quot;  &quot; &amp; [RegionTable.$A27] &amp; &quot;: '&quot; &amp; [RegionTable.$B27] &amp; &quot;'&quot;" office:value-type="string" office:string-value="  TO: 'N'" calcext:value-type="string">
            <text:p><text:s text:c="2"/>TO: 'N'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</table:table>
      <table:table table:name="iecTable" table:style-name="ta1"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Region</text:p>
          </table:table-cell>
          <table:table-cell table:style-name="Default" office:value-type="string" calcext:value-type="string">
            <text:p><text:span text:style-name="T1">Same</text:span> State</text:p>
          </table:table-cell>
          <table:table-cell table:style-name="Default" office:value-type="string" calcext:value-type="string">
            <text:p><text:span text:style-name="T1">Other</text:span> State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26" calcext:value-type="percentage">
            <text:p>4.26%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0393" calcext:value-type="percentage">
            <text:p>3.93%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percentage" office:value="0.0273" calcext:value-type="percentage">
            <text:p>2.73%</text:p>
          </table:table-cell>
          <table:table-cell office:value-type="percentage" office:value="0.0139" calcext:value-type="percentage">
            <text:p>1.39%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percentage" office:value="0.0841" calcext:value-type="percentage">
            <text:p>8.41%</text:p>
          </table:table-cell>
          <table:table-cell office:value-type="percentage" office:value="0.0908" calcext:value-type="percentage">
            <text:p>9.08%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584" calcext:value-type="percentage">
            <text:p>5.84%</text:p>
          </table:table-cell>
        </table:table-row>
      </table:table>
      <table:table table:name="iecTableJS" table:style-name="ta1">
        <table:table-column table:style-name="co1" table:default-cell-style-name="ce3"/>
        <table:table-row table:style-name="ro1">
          <table:table-cell table:style-name="Default" office:value-type="string" calcext:value-type="string">
            <text:p>{</text:p>
          </table:table-cell>
        </table:table-row>
        <table:table-row table:style-name="ro1">
          <table:table-cell table:formula="of:=&quot;  &quot; &amp; [iecTable.$A2] &amp; &quot;: [ &quot; &amp; [iecTable.$B2] &amp; &quot;, &quot; &amp; [iecTable.$C2] &amp; &quot; ],&quot;" office:value-type="string" office:string-value="  CO: [ 0.061, 0.0426 ]," calcext:value-type="string">
            <text:p><text:s text:c="2"/>CO: [ 0.061, 0.0426 ],</text:p>
          </table:table-cell>
        </table:table-row>
        <table:table-row table:style-name="ro1">
          <table:table-cell table:formula="of:=&quot;  &quot; &amp; [iecTable.$A3] &amp; &quot;: [ &quot; &amp; [iecTable.$B3] &amp; &quot;, &quot; &amp; [iecTable.$C3] &amp; &quot; ],&quot;" office:value-type="string" office:string-value="  N: [ 0.045, 0.0393 ]," calcext:value-type="string">
            <text:p><text:s text:c="2"/>N: [ 0.045, 0.0393 ],</text:p>
          </table:table-cell>
        </table:table-row>
        <table:table-row table:style-name="ro1">
          <table:table-cell table:formula="of:=&quot;  &quot; &amp; [iecTable.$A4] &amp; &quot;: [ &quot; &amp; [iecTable.$B4] &amp; &quot;, &quot; &amp; [iecTable.$C4] &amp; &quot; ],&quot;" office:value-type="string" office:string-value="  NE: [ 0.0273, 0.0139 ]," calcext:value-type="string">
            <text:p><text:s text:c="2"/>NE: [ 0.0273, 0.0139 ],</text:p>
          </table:table-cell>
        </table:table-row>
        <table:table-row table:style-name="ro1">
          <table:table-cell table:formula="of:=&quot;  &quot; &amp; [iecTable.$A5] &amp; &quot;: [ &quot; &amp; [iecTable.$B5] &amp; &quot;, &quot; &amp; [iecTable.$C5] &amp; &quot; ],&quot;" office:value-type="string" office:string-value="  S: [ 0.0841, 0.0908 ]," calcext:value-type="string">
            <text:p><text:s text:c="2"/>S: [ 0.0841, 0.0908 ],</text:p>
          </table:table-cell>
        </table:table-row>
        <table:table-row table:style-name="ro1">
          <table:table-cell table:formula="of:=&quot;  &quot; &amp; [iecTable.$A6] &amp; &quot;: [ &quot; &amp; [iecTable.$B6] &amp; &quot;, &quot; &amp; [iecTable.$C6] &amp; &quot; ]&quot;" office:value-type="string" office:string-value="  SE: [ 0.065, 0.0584 ]" calcext:value-type="string">
            <text:p><text:s text:c="2"/>SE: [ 0.065, 0.0584 ]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/>
        </table:table-row>
      </table:table>
      <table:table table:name="istTable" table:style-name="ta1">
        <table:table-column table:style-name="co2" table:default-cell-style-name="ce1"/>
        <table:table-column table:style-name="co3" table:number-columns-repeated="26" table:default-cell-style-name="ce1"/>
        <table:table-column table:style-name="co4" table:number-columns-repeated="997" table:default-cell-style-name="ce1"/>
        <table:table-row table:style-name="ro1">
          <table:table-cell table:style-name="Default"/>
          <table:table-cell office:value-type="string" calcext:value-type="string">
            <text:p>A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12" office:value-type="percentage" office:value="0.12" calcext:value-type="percentage">
            <text:p>12%</text:p>
          </table:table-cell>
          <table:table-cell office:value-type="percentage" office:value="0.08" calcext:value-type="percentage">
            <text:p>8%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09" calcext:value-type="percentage">
            <text:p>9%</text:p>
          </table:table-cell>
          <table:table-cell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M</text:p>
          </table:table-cell>
          <table:table-cell table:number-columns-repeated="11" office:value-type="percentage" office:value="0.12" calcext:value-type="percentage">
            <text:p>12%</text:p>
          </table:table-cell>
          <table:table-cell office:value-type="percentage" office:value="0.09" calcext:value-type="percentage">
            <text:p>9%</text:p>
          </table:table-cell>
          <table:table-cell table:number-columns-repeated="4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14" office:value-type="percentage" office:value="0.12" calcext:value-type="percentage">
            <text:p>12%</text:p>
          </table:table-cell>
          <table:table-cell office:value-type="percentage" office:value="0.09" calcext:value-type="percentage">
            <text:p>9%</text:p>
          </table:table-cell>
          <table:table-cell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</text:p>
          </table:table-cell>
          <table:table-cell table:number-columns-repeated="16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E</text:p>
          </table:table-cell>
          <table:table-cell office:value-type="percentage" office:value="0.12" calcext:value-type="percentage">
            <text:p>12%</text:p>
          </table:table-cell>
          <table:table-cell table:number-columns-repeated="2" office:value-type="percentage" office:value="0.07" calcext:value-type="percentage">
            <text:p>7%</text:p>
          </table:table-cell>
          <table:table-cell office:value-type="percentage" office:value="0.06" calcext:value-type="percentage">
            <text:p>6%</text:p>
          </table:table-cell>
          <table:table-cell table:number-columns-repeated="7" office:value-type="percentage" office:value="0.12" calcext:value-type="percentage">
            <text:p>12%</text:p>
          </table:table-cell>
          <table:table-cell office:value-type="percentage" office:value="0.1" calcext:value-type="percentage">
            <text:p>10%</text:p>
          </table:table-cell>
          <table:table-cell table:number-columns-repeated="2" office:value-type="percentage" office:value="0.12" calcext:value-type="percentage">
            <text:p>12%</text:p>
          </table:table-cell>
          <table:table-cell office:value-type="percentage" office:value="0.11" calcext:value-type="percentage">
            <text:p>11%</text:p>
          </table:table-cell>
          <table:table-cell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F</text:p>
          </table:table-cell>
          <table:table-cell table:number-columns-repeated="16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S</text:p>
          </table:table-cell>
          <table:table-cell table:number-columns-repeated="13" office:value-type="percentage" office:value="0.12" calcext:value-type="percentage">
            <text:p>12%</text:p>
          </table:table-cell>
          <table:table-cell office:value-type="percentage" office:value="0.09" calcext:value-type="percentage">
            <text:p>9%</text:p>
          </table:table-cell>
          <table:table-cell table:number-columns-repeated="2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</text:p>
          </table:table-cell>
          <table:table-cell table:number-columns-repeated="16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</text:p>
          </table:table-cell>
          <table:table-cell office:value-type="percentage" office:value="0.12" calcext:value-type="percentage">
            <text:p>12%</text:p>
          </table:table-cell>
          <table:table-cell table:number-columns-repeated="2" office:value-type="percentage" office:value="0.04" calcext:value-type="percentage">
            <text:p>4%</text:p>
          </table:table-cell>
          <table:table-cell table:number-columns-repeated="3" office:value-type="percentage" office:value="0.12" calcext:value-type="percentage">
            <text:p>12%</text:p>
          </table:table-cell>
          <table:table-cell office:value-type="percentage" office:value="0.08" calcext:value-type="percentage">
            <text:p>8%</text:p>
          </table:table-cell>
          <table:table-cell table:number-columns-repeated="5" office:value-type="percentage" office:value="0.12" calcext:value-type="percentage">
            <text:p>12%</text:p>
          </table:table-cell>
          <table:table-cell office:value-type="percentage" office:value="0.05" calcext:value-type="percentage">
            <text:p>5%</text:p>
          </table:table-cell>
          <table:table-cell table:number-columns-repeated="3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T</text:p>
          </table:table-cell>
          <table:table-cell table:number-columns-repeated="4" office:value-type="percentage" office:value="0.12" calcext:value-type="percentage">
            <text:p>12%</text:p>
          </table:table-cell>
          <table:table-cell office:value-type="percentage" office:value="0.05" calcext:value-type="percentage">
            <text:p>5%</text:p>
          </table:table-cell>
          <table:table-cell table:number-columns-repeated="2" office:value-type="percentage" office:value="0.12" calcext:value-type="percentage">
            <text:p>12%</text:p>
          </table:table-cell>
          <table:table-cell office:value-type="percentage" office:value="0.09" calcext:value-type="percentage">
            <text:p>9%</text:p>
          </table:table-cell>
          <table:table-cell table:number-columns-repeated="8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S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1" calcext:value-type="percentage">
            <text:p>10%</text:p>
          </table:table-cell>
          <table:table-cell table:number-columns-repeated="6" office:value-type="percentage" office:value="0.12" calcext:value-type="percentage">
            <text:p>12%</text:p>
          </table:table-cell>
          <table:table-cell office:value-type="percentage" office:value="0.13" calcext:value-type="percentage">
            <text:p>13%</text:p>
          </table:table-cell>
          <table:table-cell table:number-columns-repeated="4" office:value-type="percentage" office:value="0.12" calcext:value-type="percentage">
            <text:p>12%</text:p>
          </table:table-cell>
          <table:table-cell office:value-type="percentage" office:value="0.11" calcext:value-type="percentage">
            <text:p>11%</text:p>
          </table:table-cell>
          <table:table-cell table:number-columns-repeated="2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G</text:p>
          </table:table-cell>
          <table:table-cell table:number-columns-repeated="3" office:value-type="percentage" office:value="0.12" calcext:value-type="percentage">
            <text:p>12%</text:p>
          </table:table-cell>
          <table:table-cell office:value-type="percentage" office:value="0.13" calcext:value-type="percentage">
            <text:p>13%</text:p>
          </table:table-cell>
          <table:table-cell table:number-columns-repeated="12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16" calcext:value-type="percentage">
            <text:p>16%</text:p>
          </table:table-cell>
          <table:table-cell table:number-columns-repeated="11" office:value-type="percentage" office:value="0.12" calcext:value-type="percentage">
            <text:p>12%</text:p>
          </table:table-cell>
          <table:table-cell office:value-type="percentage" office:value="0.16" calcext:value-type="percentage">
            <text:p>16%</text:p>
          </table:table-cell>
          <table:table-cell table:number-columns-repeated="2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B</text:p>
          </table:table-cell>
          <table:table-cell table:number-columns-repeated="16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</text:p>
          </table:table-cell>
          <table:table-cell table:number-columns-repeated="4" office:value-type="percentage" office:value="0.11" calcext:value-type="percentage">
            <text:p>11%</text:p>
          </table:table-cell>
          <table:table-cell table:number-columns-repeated="5" office:value-type="percentage" office:value="0.12" calcext:value-type="percentage">
            <text:p>12%</text:p>
          </table:table-cell>
          <table:table-cell table:number-columns-repeated="3" office:value-type="percentage" office:value="0.11" calcext:value-type="percentage">
            <text:p>11%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11" calcext:value-type="percentage">
            <text:p>11%</text:p>
          </table:table-cell>
          <table:table-cell table:number-columns-repeated="2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E</text:p>
          </table:table-cell>
          <table:table-cell table:number-columns-repeated="11" office:value-type="percentage" office:value="0.12" calcext:value-type="percentage">
            <text:p>12%</text:p>
          </table:table-cell>
          <table:table-cell office:value-type="percentage" office:value="0.06" calcext:value-type="percentage">
            <text:p>6%</text:p>
          </table:table-cell>
          <table:table-cell table:number-columns-repeated="4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05" calcext:value-type="percentage">
            <text:p>5%</text:p>
          </table:table-cell>
          <table:table-cell table:number-columns-repeated="6" office:value-type="percentage" office:value="0.12" calcext:value-type="percentage">
            <text:p>12%</text:p>
          </table:table-cell>
          <table:table-cell office:value-type="percentage" office:value="0.13" calcext:value-type="percentage">
            <text:p>13%</text:p>
          </table:table-cell>
          <table:table-cell table:number-columns-repeated="7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N</text:p>
          </table:table-cell>
          <table:table-cell table:number-columns-repeated="16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S</text:p>
          </table:table-cell>
          <table:table-cell table:number-columns-repeated="14" office:value-type="percentage" office:value="0.12" calcext:value-type="percentage">
            <text:p>12%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J</text:p>
          </table:table-cell>
          <table:table-cell table:number-columns-repeated="8" office:value-type="percentage" office:value="0.12" calcext:value-type="percentage">
            <text:p>12%</text:p>
          </table:table-cell>
          <table:table-cell office:value-type="percentage" office:value="0.13" calcext:value-type="percentage">
            <text:p>13%</text:p>
          </table:table-cell>
          <table:table-cell table:number-columns-repeated="3" office:value-type="percentage" office:value="0.12" calcext:value-type="percentage">
            <text:p>12%</text:p>
          </table:table-cell>
          <table:table-cell office:value-type="percentage" office:value="0.13" calcext:value-type="percentage">
            <text:p>13%</text:p>
          </table:table-cell>
          <table:table-cell table:number-columns-repeated="3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</text:p>
          </table:table-cell>
          <table:table-cell table:number-columns-repeated="11" office:value-type="percentage" office:value="0.12" calcext:value-type="percentage">
            <text:p>12%</text:p>
          </table:table-cell>
          <table:table-cell office:value-type="percentage" office:value="0.05" calcext:value-type="percentage">
            <text:p>5%</text:p>
          </table:table-cell>
          <table:table-cell table:number-columns-repeated="4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R</text:p>
          </table:table-cell>
          <table:table-cell table:number-columns-repeated="12" office:value-type="percentage" office:value="0.12" calcext:value-type="percentage">
            <text:p>12%</text:p>
          </table:table-cell>
          <table:table-cell office:value-type="percentage" office:value="0.07" calcext:value-type="percentage">
            <text:p>7%</text:p>
          </table:table-cell>
          <table:table-cell table:number-columns-repeated="3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16" calcext:value-type="percentage">
            <text:p>16%</text:p>
          </table:table-cell>
          <table:table-cell table:number-columns-repeated="4" office:value-type="percentage" office:value="0.12" calcext:value-type="percentage">
            <text:p>12%</text:p>
          </table:table-cell>
          <table:table-cell table:number-columns-repeated="2" office:value-type="percentage" office:value="0.16" calcext:value-type="percentage">
            <text:p>16%</text:p>
          </table:table-cell>
          <table:table-cell table:number-columns-repeated="2" office:value-type="percentage" office:value="0.12" calcext:value-type="percentage">
            <text:p>12%</text:p>
          </table:table-cell>
          <table:table-cell table:number-columns-repeated="2" office:value-type="percentage" office:value="0.16" calcext:value-type="percentage">
            <text:p>16%</text:p>
          </table:table-cell>
          <table:table-cell office:value-type="percentage" office:value="0.12" calcext:value-type="percentage">
            <text:p>12%</text:p>
          </table:table-cell>
          <table:table-cell table:number-columns-repeated="3" office:value-type="percentage" office:value="0.16" calcext:value-type="percentage">
            <text:p>1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07" calcext:value-type="percentage">
            <text:p>7%</text:p>
          </table:table-cell>
          <table:table-cell office:value-type="percentage" office:value="0.18" calcext:value-type="percentage">
            <text:p>18%</text:p>
          </table:table-cell>
          <table:table-cell table:number-columns-repeated="2" office:value-type="percentage" office:value="0.12" calcext:value-type="percentage">
            <text:p>12%</text:p>
          </table:table-cell>
          <table:table-cell office:value-type="percentage" office:value="0.18" calcext:value-type="percentage">
            <text:p>18%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17" calcext:value-type="percentage">
            <text:p>17%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07" calcext:value-type="percentage">
            <text:p>7%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07" calcext:value-type="percentage">
            <text:p>7%</text:p>
          </table:table-cell>
          <table:table-cell office:value-type="percentage" office:value="0.18" calcext:value-type="percentage">
            <text:p>18%</text:p>
          </table:table-cell>
          <table:table-cell table:number-columns-repeated="3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16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10" office:value-type="percentage" office:value="0.12" calcext:value-type="percentage">
            <text:p>12%</text:p>
          </table:table-cell>
          <table:table-cell office:value-type="percentage" office:value="0.18" calcext:value-type="percentage">
            <text:p>18%</text:p>
          </table:table-cell>
          <table:table-cell table:number-columns-repeated="5" office:value-type="percentage" office:value="0.12" calcext:value-type="percentage">
            <text:p>12%</text:p>
          </table:table-cell>
          <table:table-cell table:number-columns-repeated="100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tTableJS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{</text:p>
          </table:table-cell>
          <table:table-cell table:number-columns-repeated="15"/>
        </table:table-row>
        <table:table-row table:style-name="ro1">
          <table:table-cell table:formula="of:=&quot;  &quot; &amp; [istTable.B$1] &amp; &quot;: {&quot;" office:value-type="string" office:string-value="  AM: {" calcext:value-type="string">
            <text:p><text:s text:c="2"/>AM: {</text:p>
          </table:table-cell>
          <table:table-cell table:formula="of:=&quot;  &quot; &amp; [istTable.C$1] &amp; &quot;: {&quot;" office:value-type="string" office:string-value="  BA: {" calcext:value-type="string">
            <text:p><text:s text:c="2"/>BA: {</text:p>
          </table:table-cell>
          <table:table-cell table:formula="of:=&quot;  &quot; &amp; [istTable.D$1] &amp; &quot;: {&quot;" office:value-type="string" office:string-value="  CE: {" calcext:value-type="string">
            <text:p><text:s text:c="2"/>CE: {</text:p>
          </table:table-cell>
          <table:table-cell table:formula="of:=&quot;  &quot; &amp; [istTable.E$1] &amp; &quot;: {&quot;" office:value-type="string" office:string-value="  ES: {" calcext:value-type="string">
            <text:p><text:s text:c="2"/>ES: {</text:p>
          </table:table-cell>
          <table:table-cell table:formula="of:=&quot;  &quot; &amp; [istTable.F$1] &amp; &quot;: {&quot;" office:value-type="string" office:string-value="  GO: {" calcext:value-type="string">
            <text:p><text:s text:c="2"/>GO: {</text:p>
          </table:table-cell>
          <table:table-cell table:formula="of:=&quot;  &quot; &amp; [istTable.G$1] &amp; &quot;: {&quot;" office:value-type="string" office:string-value="  MA: {" calcext:value-type="string">
            <text:p><text:s text:c="2"/>MA: {</text:p>
          </table:table-cell>
          <table:table-cell table:formula="of:=&quot;  &quot; &amp; [istTable.H$1] &amp; &quot;: {&quot;" office:value-type="string" office:string-value="  MT: {" calcext:value-type="string">
            <text:p><text:s text:c="2"/>MT: {</text:p>
          </table:table-cell>
          <table:table-cell table:formula="of:=&quot;  &quot; &amp; [istTable.I$1] &amp; &quot;: {&quot;" office:value-type="string" office:string-value="  MG: {" calcext:value-type="string">
            <text:p><text:s text:c="2"/>MG: {</text:p>
          </table:table-cell>
          <table:table-cell table:formula="of:=&quot;  &quot; &amp; [istTable.J$1] &amp; &quot;: {&quot;" office:value-type="string" office:string-value="  PA: {" calcext:value-type="string">
            <text:p><text:s text:c="2"/>PA: {</text:p>
          </table:table-cell>
          <table:table-cell table:formula="of:=&quot;  &quot; &amp; [istTable.K$1] &amp; &quot;: {&quot;" office:value-type="string" office:string-value="  PB: {" calcext:value-type="string">
            <text:p><text:s text:c="2"/>PB: {</text:p>
          </table:table-cell>
          <table:table-cell table:formula="of:=&quot;  &quot; &amp; [istTable.L$1] &amp; &quot;: {&quot;" office:value-type="string" office:string-value="  PR: {" calcext:value-type="string">
            <text:p><text:s text:c="2"/>PR: {</text:p>
          </table:table-cell>
          <table:table-cell table:formula="of:=&quot;  &quot; &amp; [istTable.M$1] &amp; &quot;: {&quot;" office:value-type="string" office:string-value="  PE: {" calcext:value-type="string">
            <text:p><text:s text:c="2"/>PE: {</text:p>
          </table:table-cell>
          <table:table-cell table:formula="of:=&quot;  &quot; &amp; [istTable.N$1] &amp; &quot;: {&quot;" office:value-type="string" office:string-value="  RS: {" calcext:value-type="string">
            <text:p><text:s text:c="2"/>RS: {</text:p>
          </table:table-cell>
          <table:table-cell table:formula="of:=&quot;  &quot; &amp; [istTable.O$1] &amp; &quot;: {&quot;" office:value-type="string" office:string-value="  RJ: {" calcext:value-type="string">
            <text:p><text:s text:c="2"/>RJ: {</text:p>
          </table:table-cell>
          <table:table-cell table:formula="of:=&quot;  &quot; &amp; [istTable.P$1] &amp; &quot;: {&quot;" office:value-type="string" office:string-value="  SC: {" calcext:value-type="string">
            <text:p><text:s text:c="2"/>SC: {</text:p>
          </table:table-cell>
          <table:table-cell table:formula="of:=&quot;  &quot; &amp; [istTable.Q$1] &amp; &quot;: {&quot;" office:value-type="string" office:string-value="  SP: {" calcext:value-type="string">
            <text:p><text:s text:c="2"/>SP: {</text:p>
          </table:table-cell>
        </table:table-row>
        <table:table-row table:style-name="ro1">
          <table:table-cell table:formula="of:=&quot;    &quot; &amp; [istTable.$A2] &amp; &quot;: &quot; &amp; [istTable.B2] &amp; &quot;,&quot;" office:value-type="string" office:string-value="    AC: 0.12," calcext:value-type="string">
            <text:p><text:s text:c="4"/>AC: 0.12,</text:p>
          </table:table-cell>
          <table:table-cell table:formula="of:=&quot;    &quot; &amp; [istTable.$A2] &amp; &quot;: &quot; &amp; [istTable.C2] &amp; &quot;,&quot;" office:value-type="string" office:string-value="    AC: 0.12," calcext:value-type="string">
            <text:p><text:s text:c="4"/>AC: 0.12,</text:p>
          </table:table-cell>
          <table:table-cell table:formula="of:=&quot;    &quot; &amp; [istTable.$A2] &amp; &quot;: &quot; &amp; [istTable.D2] &amp; &quot;,&quot;" office:value-type="string" office:string-value="    AC: 0.12," calcext:value-type="string">
            <text:p><text:s text:c="4"/>AC: 0.12,</text:p>
          </table:table-cell>
          <table:table-cell table:formula="of:=&quot;    &quot; &amp; [istTable.$A2] &amp; &quot;: &quot; &amp; [istTable.E2] &amp; &quot;,&quot;" office:value-type="string" office:string-value="    AC: 0.12," calcext:value-type="string">
            <text:p><text:s text:c="4"/>AC: 0.12,</text:p>
          </table:table-cell>
          <table:table-cell table:formula="of:=&quot;    &quot; &amp; [istTable.$A2] &amp; &quot;: &quot; &amp; [istTable.F2] &amp; &quot;,&quot;" office:value-type="string" office:string-value="    AC: 0.12," calcext:value-type="string">
            <text:p><text:s text:c="4"/>AC: 0.12,</text:p>
          </table:table-cell>
          <table:table-cell table:formula="of:=&quot;    &quot; &amp; [istTable.$A2] &amp; &quot;: &quot; &amp; [istTable.G2] &amp; &quot;,&quot;" office:value-type="string" office:string-value="    AC: 0.12," calcext:value-type="string">
            <text:p><text:s text:c="4"/>AC: 0.12,</text:p>
          </table:table-cell>
          <table:table-cell table:formula="of:=&quot;    &quot; &amp; [istTable.$A2] &amp; &quot;: &quot; &amp; [istTable.H2] &amp; &quot;,&quot;" office:value-type="string" office:string-value="    AC: 0.12," calcext:value-type="string">
            <text:p><text:s text:c="4"/>AC: 0.12,</text:p>
          </table:table-cell>
          <table:table-cell table:formula="of:=&quot;    &quot; &amp; [istTable.$A2] &amp; &quot;: &quot; &amp; [istTable.I2] &amp; &quot;,&quot;" office:value-type="string" office:string-value="    AC: 0.12," calcext:value-type="string">
            <text:p><text:s text:c="4"/>AC: 0.12,</text:p>
          </table:table-cell>
          <table:table-cell table:formula="of:=&quot;    &quot; &amp; [istTable.$A2] &amp; &quot;: &quot; &amp; [istTable.J2] &amp; &quot;,&quot;" office:value-type="string" office:string-value="    AC: 0.12," calcext:value-type="string">
            <text:p><text:s text:c="4"/>AC: 0.12,</text:p>
          </table:table-cell>
          <table:table-cell table:formula="of:=&quot;    &quot; &amp; [istTable.$A2] &amp; &quot;: &quot; &amp; [istTable.K2] &amp; &quot;,&quot;" office:value-type="string" office:string-value="    AC: 0.12," calcext:value-type="string">
            <text:p><text:s text:c="4"/>AC: 0.12,</text:p>
          </table:table-cell>
          <table:table-cell table:formula="of:=&quot;    &quot; &amp; [istTable.$A2] &amp; &quot;: &quot; &amp; [istTable.L2] &amp; &quot;,&quot;" office:value-type="string" office:string-value="    AC: 0.12," calcext:value-type="string">
            <text:p><text:s text:c="4"/>AC: 0.12,</text:p>
          </table:table-cell>
          <table:table-cell table:formula="of:=&quot;    &quot; &amp; [istTable.$A2] &amp; &quot;: &quot; &amp; [istTable.M2] &amp; &quot;,&quot;" office:value-type="string" office:string-value="    AC: 0.12," calcext:value-type="string">
            <text:p><text:s text:c="4"/>AC: 0.12,</text:p>
          </table:table-cell>
          <table:table-cell table:formula="of:=&quot;    &quot; &amp; [istTable.$A2] &amp; &quot;: &quot; &amp; [istTable.N2] &amp; &quot;,&quot;" office:value-type="string" office:string-value="    AC: 0.08," calcext:value-type="string">
            <text:p><text:s text:c="4"/>AC: 0.08,</text:p>
          </table:table-cell>
          <table:table-cell table:formula="of:=&quot;    &quot; &amp; [istTable.$A2] &amp; &quot;: &quot; &amp; [istTable.O2] &amp; &quot;,&quot;" office:value-type="string" office:string-value="    AC: 0.12," calcext:value-type="string">
            <text:p><text:s text:c="4"/>AC: 0.12,</text:p>
          </table:table-cell>
          <table:table-cell table:formula="of:=&quot;    &quot; &amp; [istTable.$A2] &amp; &quot;: &quot; &amp; [istTable.P2] &amp; &quot;,&quot;" office:value-type="string" office:string-value="    AC: 0.09," calcext:value-type="string">
            <text:p><text:s text:c="4"/>AC: 0.09,</text:p>
          </table:table-cell>
          <table:table-cell table:formula="of:=&quot;    &quot; &amp; [istTable.$A2] &amp; &quot;: &quot; &amp; [istTable.Q2] &amp; &quot;,&quot;" office:value-type="string" office:string-value="    AC: 0.12," calcext:value-type="string">
            <text:p><text:s text:c="4"/>AC: 0.12,</text:p>
          </table:table-cell>
        </table:table-row>
        <table:table-row table:style-name="ro1">
          <table:table-cell table:formula="of:=&quot;    &quot; &amp; [istTable.$A3] &amp; &quot;: &quot; &amp; [istTable.B3] &amp; &quot;,&quot;" office:value-type="string" office:string-value="    AM: 0.12," calcext:value-type="string">
            <text:p><text:s text:c="4"/>AM: 0.12,</text:p>
          </table:table-cell>
          <table:table-cell table:formula="of:=&quot;    &quot; &amp; [istTable.$A3] &amp; &quot;: &quot; &amp; [istTable.C3] &amp; &quot;,&quot;" office:value-type="string" office:string-value="    AM: 0.12," calcext:value-type="string">
            <text:p><text:s text:c="4"/>AM: 0.12,</text:p>
          </table:table-cell>
          <table:table-cell table:formula="of:=&quot;    &quot; &amp; [istTable.$A3] &amp; &quot;: &quot; &amp; [istTable.D3] &amp; &quot;,&quot;" office:value-type="string" office:string-value="    AM: 0.12," calcext:value-type="string">
            <text:p><text:s text:c="4"/>AM: 0.12,</text:p>
          </table:table-cell>
          <table:table-cell table:formula="of:=&quot;    &quot; &amp; [istTable.$A3] &amp; &quot;: &quot; &amp; [istTable.E3] &amp; &quot;,&quot;" office:value-type="string" office:string-value="    AM: 0.12," calcext:value-type="string">
            <text:p><text:s text:c="4"/>AM: 0.12,</text:p>
          </table:table-cell>
          <table:table-cell table:formula="of:=&quot;    &quot; &amp; [istTable.$A3] &amp; &quot;: &quot; &amp; [istTable.F3] &amp; &quot;,&quot;" office:value-type="string" office:string-value="    AM: 0.12," calcext:value-type="string">
            <text:p><text:s text:c="4"/>AM: 0.12,</text:p>
          </table:table-cell>
          <table:table-cell table:formula="of:=&quot;    &quot; &amp; [istTable.$A3] &amp; &quot;: &quot; &amp; [istTable.G3] &amp; &quot;,&quot;" office:value-type="string" office:string-value="    AM: 0.12," calcext:value-type="string">
            <text:p><text:s text:c="4"/>AM: 0.12,</text:p>
          </table:table-cell>
          <table:table-cell table:formula="of:=&quot;    &quot; &amp; [istTable.$A3] &amp; &quot;: &quot; &amp; [istTable.H3] &amp; &quot;,&quot;" office:value-type="string" office:string-value="    AM: 0.12," calcext:value-type="string">
            <text:p><text:s text:c="4"/>AM: 0.12,</text:p>
          </table:table-cell>
          <table:table-cell table:formula="of:=&quot;    &quot; &amp; [istTable.$A3] &amp; &quot;: &quot; &amp; [istTable.I3] &amp; &quot;,&quot;" office:value-type="string" office:string-value="    AM: 0.12," calcext:value-type="string">
            <text:p><text:s text:c="4"/>AM: 0.12,</text:p>
          </table:table-cell>
          <table:table-cell table:formula="of:=&quot;    &quot; &amp; [istTable.$A3] &amp; &quot;: &quot; &amp; [istTable.J3] &amp; &quot;,&quot;" office:value-type="string" office:string-value="    AM: 0.12," calcext:value-type="string">
            <text:p><text:s text:c="4"/>AM: 0.12,</text:p>
          </table:table-cell>
          <table:table-cell table:formula="of:=&quot;    &quot; &amp; [istTable.$A3] &amp; &quot;: &quot; &amp; [istTable.K3] &amp; &quot;,&quot;" office:value-type="string" office:string-value="    AM: 0.12," calcext:value-type="string">
            <text:p><text:s text:c="4"/>AM: 0.12,</text:p>
          </table:table-cell>
          <table:table-cell table:formula="of:=&quot;    &quot; &amp; [istTable.$A3] &amp; &quot;: &quot; &amp; [istTable.L3] &amp; &quot;,&quot;" office:value-type="string" office:string-value="    AM: 0.12," calcext:value-type="string">
            <text:p><text:s text:c="4"/>AM: 0.12,</text:p>
          </table:table-cell>
          <table:table-cell table:formula="of:=&quot;    &quot; &amp; [istTable.$A3] &amp; &quot;: &quot; &amp; [istTable.M3] &amp; &quot;,&quot;" office:value-type="string" office:string-value="    AM: 0.09," calcext:value-type="string">
            <text:p><text:s text:c="4"/>AM: 0.09,</text:p>
          </table:table-cell>
          <table:table-cell table:formula="of:=&quot;    &quot; &amp; [istTable.$A3] &amp; &quot;: &quot; &amp; [istTable.N3] &amp; &quot;,&quot;" office:value-type="string" office:string-value="    AM: 0.12," calcext:value-type="string">
            <text:p><text:s text:c="4"/>AM: 0.12,</text:p>
          </table:table-cell>
          <table:table-cell table:formula="of:=&quot;    &quot; &amp; [istTable.$A3] &amp; &quot;: &quot; &amp; [istTable.O3] &amp; &quot;,&quot;" office:value-type="string" office:string-value="    AM: 0.12," calcext:value-type="string">
            <text:p><text:s text:c="4"/>AM: 0.12,</text:p>
          </table:table-cell>
          <table:table-cell table:formula="of:=&quot;    &quot; &amp; [istTable.$A3] &amp; &quot;: &quot; &amp; [istTable.P3] &amp; &quot;,&quot;" office:value-type="string" office:string-value="    AM: 0.12," calcext:value-type="string">
            <text:p><text:s text:c="4"/>AM: 0.12,</text:p>
          </table:table-cell>
          <table:table-cell table:formula="of:=&quot;    &quot; &amp; [istTable.$A3] &amp; &quot;: &quot; &amp; [istTable.Q3] &amp; &quot;,&quot;" office:value-type="string" office:string-value="    AM: 0.12," calcext:value-type="string">
            <text:p><text:s text:c="4"/>AM: 0.12,</text:p>
          </table:table-cell>
        </table:table-row>
        <table:table-row table:style-name="ro1">
          <table:table-cell table:formula="of:=&quot;    &quot; &amp; [istTable.$A4] &amp; &quot;: &quot; &amp; [istTable.B4] &amp; &quot;,&quot;" office:value-type="string" office:string-value="    AP: 0.12," calcext:value-type="string">
            <text:p><text:s text:c="4"/>AP: 0.12,</text:p>
          </table:table-cell>
          <table:table-cell table:formula="of:=&quot;    &quot; &amp; [istTable.$A4] &amp; &quot;: &quot; &amp; [istTable.C4] &amp; &quot;,&quot;" office:value-type="string" office:string-value="    AP: 0.12," calcext:value-type="string">
            <text:p><text:s text:c="4"/>AP: 0.12,</text:p>
          </table:table-cell>
          <table:table-cell table:formula="of:=&quot;    &quot; &amp; [istTable.$A4] &amp; &quot;: &quot; &amp; [istTable.D4] &amp; &quot;,&quot;" office:value-type="string" office:string-value="    AP: 0.12," calcext:value-type="string">
            <text:p><text:s text:c="4"/>AP: 0.12,</text:p>
          </table:table-cell>
          <table:table-cell table:formula="of:=&quot;    &quot; &amp; [istTable.$A4] &amp; &quot;: &quot; &amp; [istTable.E4] &amp; &quot;,&quot;" office:value-type="string" office:string-value="    AP: 0.12," calcext:value-type="string">
            <text:p><text:s text:c="4"/>AP: 0.12,</text:p>
          </table:table-cell>
          <table:table-cell table:formula="of:=&quot;    &quot; &amp; [istTable.$A4] &amp; &quot;: &quot; &amp; [istTable.F4] &amp; &quot;,&quot;" office:value-type="string" office:string-value="    AP: 0.12," calcext:value-type="string">
            <text:p><text:s text:c="4"/>AP: 0.12,</text:p>
          </table:table-cell>
          <table:table-cell table:formula="of:=&quot;    &quot; &amp; [istTable.$A4] &amp; &quot;: &quot; &amp; [istTable.G4] &amp; &quot;,&quot;" office:value-type="string" office:string-value="    AP: 0.12," calcext:value-type="string">
            <text:p><text:s text:c="4"/>AP: 0.12,</text:p>
          </table:table-cell>
          <table:table-cell table:formula="of:=&quot;    &quot; &amp; [istTable.$A4] &amp; &quot;: &quot; &amp; [istTable.H4] &amp; &quot;,&quot;" office:value-type="string" office:string-value="    AP: 0.12," calcext:value-type="string">
            <text:p><text:s text:c="4"/>AP: 0.12,</text:p>
          </table:table-cell>
          <table:table-cell table:formula="of:=&quot;    &quot; &amp; [istTable.$A4] &amp; &quot;: &quot; &amp; [istTable.I4] &amp; &quot;,&quot;" office:value-type="string" office:string-value="    AP: 0.12," calcext:value-type="string">
            <text:p><text:s text:c="4"/>AP: 0.12,</text:p>
          </table:table-cell>
          <table:table-cell table:formula="of:=&quot;    &quot; &amp; [istTable.$A4] &amp; &quot;: &quot; &amp; [istTable.J4] &amp; &quot;,&quot;" office:value-type="string" office:string-value="    AP: 0.12," calcext:value-type="string">
            <text:p><text:s text:c="4"/>AP: 0.12,</text:p>
          </table:table-cell>
          <table:table-cell table:formula="of:=&quot;    &quot; &amp; [istTable.$A4] &amp; &quot;: &quot; &amp; [istTable.K4] &amp; &quot;,&quot;" office:value-type="string" office:string-value="    AP: 0.12," calcext:value-type="string">
            <text:p><text:s text:c="4"/>AP: 0.12,</text:p>
          </table:table-cell>
          <table:table-cell table:formula="of:=&quot;    &quot; &amp; [istTable.$A4] &amp; &quot;: &quot; &amp; [istTable.L4] &amp; &quot;,&quot;" office:value-type="string" office:string-value="    AP: 0.12," calcext:value-type="string">
            <text:p><text:s text:c="4"/>AP: 0.12,</text:p>
          </table:table-cell>
          <table:table-cell table:formula="of:=&quot;    &quot; &amp; [istTable.$A4] &amp; &quot;: &quot; &amp; [istTable.M4] &amp; &quot;,&quot;" office:value-type="string" office:string-value="    AP: 0.12," calcext:value-type="string">
            <text:p><text:s text:c="4"/>AP: 0.12,</text:p>
          </table:table-cell>
          <table:table-cell table:formula="of:=&quot;    &quot; &amp; [istTable.$A4] &amp; &quot;: &quot; &amp; [istTable.N4] &amp; &quot;,&quot;" office:value-type="string" office:string-value="    AP: 0.12," calcext:value-type="string">
            <text:p><text:s text:c="4"/>AP: 0.12,</text:p>
          </table:table-cell>
          <table:table-cell table:formula="of:=&quot;    &quot; &amp; [istTable.$A4] &amp; &quot;: &quot; &amp; [istTable.O4] &amp; &quot;,&quot;" office:value-type="string" office:string-value="    AP: 0.12," calcext:value-type="string">
            <text:p><text:s text:c="4"/>AP: 0.12,</text:p>
          </table:table-cell>
          <table:table-cell table:formula="of:=&quot;    &quot; &amp; [istTable.$A4] &amp; &quot;: &quot; &amp; [istTable.P4] &amp; &quot;,&quot;" office:value-type="string" office:string-value="    AP: 0.09," calcext:value-type="string">
            <text:p><text:s text:c="4"/>AP: 0.09,</text:p>
          </table:table-cell>
          <table:table-cell table:formula="of:=&quot;    &quot; &amp; [istTable.$A4] &amp; &quot;: &quot; &amp; [istTable.Q4] &amp; &quot;,&quot;" office:value-type="string" office:string-value="    AP: 0.12," calcext:value-type="string">
            <text:p><text:s text:c="4"/>AP: 0.12,</text:p>
          </table:table-cell>
        </table:table-row>
        <table:table-row table:style-name="ro1">
          <table:table-cell table:formula="of:=&quot;    &quot; &amp; [istTable.$A5] &amp; &quot;: &quot; &amp; [istTable.B5] &amp; &quot;,&quot;" office:value-type="string" office:string-value="    BA: 0.12," calcext:value-type="string">
            <text:p><text:s text:c="4"/>BA: 0.12,</text:p>
          </table:table-cell>
          <table:table-cell table:formula="of:=&quot;    &quot; &amp; [istTable.$A5] &amp; &quot;: &quot; &amp; [istTable.C5] &amp; &quot;,&quot;" office:value-type="string" office:string-value="    BA: 0.12," calcext:value-type="string">
            <text:p><text:s text:c="4"/>BA: 0.12,</text:p>
          </table:table-cell>
          <table:table-cell table:formula="of:=&quot;    &quot; &amp; [istTable.$A5] &amp; &quot;: &quot; &amp; [istTable.D5] &amp; &quot;,&quot;" office:value-type="string" office:string-value="    BA: 0.12," calcext:value-type="string">
            <text:p><text:s text:c="4"/>BA: 0.12,</text:p>
          </table:table-cell>
          <table:table-cell table:formula="of:=&quot;    &quot; &amp; [istTable.$A5] &amp; &quot;: &quot; &amp; [istTable.E5] &amp; &quot;,&quot;" office:value-type="string" office:string-value="    BA: 0.12," calcext:value-type="string">
            <text:p><text:s text:c="4"/>BA: 0.12,</text:p>
          </table:table-cell>
          <table:table-cell table:formula="of:=&quot;    &quot; &amp; [istTable.$A5] &amp; &quot;: &quot; &amp; [istTable.F5] &amp; &quot;,&quot;" office:value-type="string" office:string-value="    BA: 0.12," calcext:value-type="string">
            <text:p><text:s text:c="4"/>BA: 0.12,</text:p>
          </table:table-cell>
          <table:table-cell table:formula="of:=&quot;    &quot; &amp; [istTable.$A5] &amp; &quot;: &quot; &amp; [istTable.G5] &amp; &quot;,&quot;" office:value-type="string" office:string-value="    BA: 0.12," calcext:value-type="string">
            <text:p><text:s text:c="4"/>BA: 0.12,</text:p>
          </table:table-cell>
          <table:table-cell table:formula="of:=&quot;    &quot; &amp; [istTable.$A5] &amp; &quot;: &quot; &amp; [istTable.H5] &amp; &quot;,&quot;" office:value-type="string" office:string-value="    BA: 0.12," calcext:value-type="string">
            <text:p><text:s text:c="4"/>BA: 0.12,</text:p>
          </table:table-cell>
          <table:table-cell table:formula="of:=&quot;    &quot; &amp; [istTable.$A5] &amp; &quot;: &quot; &amp; [istTable.I5] &amp; &quot;,&quot;" office:value-type="string" office:string-value="    BA: 0.12," calcext:value-type="string">
            <text:p><text:s text:c="4"/>BA: 0.12,</text:p>
          </table:table-cell>
          <table:table-cell table:formula="of:=&quot;    &quot; &amp; [istTable.$A5] &amp; &quot;: &quot; &amp; [istTable.J5] &amp; &quot;,&quot;" office:value-type="string" office:string-value="    BA: 0.12," calcext:value-type="string">
            <text:p><text:s text:c="4"/>BA: 0.12,</text:p>
          </table:table-cell>
          <table:table-cell table:formula="of:=&quot;    &quot; &amp; [istTable.$A5] &amp; &quot;: &quot; &amp; [istTable.K5] &amp; &quot;,&quot;" office:value-type="string" office:string-value="    BA: 0.12," calcext:value-type="string">
            <text:p><text:s text:c="4"/>BA: 0.12,</text:p>
          </table:table-cell>
          <table:table-cell table:formula="of:=&quot;    &quot; &amp; [istTable.$A5] &amp; &quot;: &quot; &amp; [istTable.L5] &amp; &quot;,&quot;" office:value-type="string" office:string-value="    BA: 0.12," calcext:value-type="string">
            <text:p><text:s text:c="4"/>BA: 0.12,</text:p>
          </table:table-cell>
          <table:table-cell table:formula="of:=&quot;    &quot; &amp; [istTable.$A5] &amp; &quot;: &quot; &amp; [istTable.M5] &amp; &quot;,&quot;" office:value-type="string" office:string-value="    BA: 0.12," calcext:value-type="string">
            <text:p><text:s text:c="4"/>BA: 0.12,</text:p>
          </table:table-cell>
          <table:table-cell table:formula="of:=&quot;    &quot; &amp; [istTable.$A5] &amp; &quot;: &quot; &amp; [istTable.N5] &amp; &quot;,&quot;" office:value-type="string" office:string-value="    BA: 0.12," calcext:value-type="string">
            <text:p><text:s text:c="4"/>BA: 0.12,</text:p>
          </table:table-cell>
          <table:table-cell table:formula="of:=&quot;    &quot; &amp; [istTable.$A5] &amp; &quot;: &quot; &amp; [istTable.O5] &amp; &quot;,&quot;" office:value-type="string" office:string-value="    BA: 0.12," calcext:value-type="string">
            <text:p><text:s text:c="4"/>BA: 0.12,</text:p>
          </table:table-cell>
          <table:table-cell table:formula="of:=&quot;    &quot; &amp; [istTable.$A5] &amp; &quot;: &quot; &amp; [istTable.P5] &amp; &quot;,&quot;" office:value-type="string" office:string-value="    BA: 0.12," calcext:value-type="string">
            <text:p><text:s text:c="4"/>BA: 0.12,</text:p>
          </table:table-cell>
          <table:table-cell table:formula="of:=&quot;    &quot; &amp; [istTable.$A5] &amp; &quot;: &quot; &amp; [istTable.Q5] &amp; &quot;,&quot;" office:value-type="string" office:string-value="    BA: 0.12," calcext:value-type="string">
            <text:p><text:s text:c="4"/>BA: 0.12,</text:p>
          </table:table-cell>
        </table:table-row>
        <table:table-row table:style-name="ro1">
          <table:table-cell table:formula="of:=&quot;    &quot; &amp; [istTable.$A6] &amp; &quot;: &quot; &amp; [istTable.B6] &amp; &quot;,&quot;" office:value-type="string" office:string-value="    CE: 0.12," calcext:value-type="string">
            <text:p><text:s text:c="4"/>CE: 0.12,</text:p>
          </table:table-cell>
          <table:table-cell table:formula="of:=&quot;    &quot; &amp; [istTable.$A6] &amp; &quot;: &quot; &amp; [istTable.C6] &amp; &quot;,&quot;" office:value-type="string" office:string-value="    CE: 0.07," calcext:value-type="string">
            <text:p><text:s text:c="4"/>CE: 0.07,</text:p>
          </table:table-cell>
          <table:table-cell table:formula="of:=&quot;    &quot; &amp; [istTable.$A6] &amp; &quot;: &quot; &amp; [istTable.D6] &amp; &quot;,&quot;" office:value-type="string" office:string-value="    CE: 0.07," calcext:value-type="string">
            <text:p><text:s text:c="4"/>CE: 0.07,</text:p>
          </table:table-cell>
          <table:table-cell table:formula="of:=&quot;    &quot; &amp; [istTable.$A6] &amp; &quot;: &quot; &amp; [istTable.E6] &amp; &quot;,&quot;" office:value-type="string" office:string-value="    CE: 0.06," calcext:value-type="string">
            <text:p><text:s text:c="4"/>CE: 0.06,</text:p>
          </table:table-cell>
          <table:table-cell table:formula="of:=&quot;    &quot; &amp; [istTable.$A6] &amp; &quot;: &quot; &amp; [istTable.F6] &amp; &quot;,&quot;" office:value-type="string" office:string-value="    CE: 0.12," calcext:value-type="string">
            <text:p><text:s text:c="4"/>CE: 0.12,</text:p>
          </table:table-cell>
          <table:table-cell table:formula="of:=&quot;    &quot; &amp; [istTable.$A6] &amp; &quot;: &quot; &amp; [istTable.G6] &amp; &quot;,&quot;" office:value-type="string" office:string-value="    CE: 0.12," calcext:value-type="string">
            <text:p><text:s text:c="4"/>CE: 0.12,</text:p>
          </table:table-cell>
          <table:table-cell table:formula="of:=&quot;    &quot; &amp; [istTable.$A6] &amp; &quot;: &quot; &amp; [istTable.H6] &amp; &quot;,&quot;" office:value-type="string" office:string-value="    CE: 0.12," calcext:value-type="string">
            <text:p><text:s text:c="4"/>CE: 0.12,</text:p>
          </table:table-cell>
          <table:table-cell table:formula="of:=&quot;    &quot; &amp; [istTable.$A6] &amp; &quot;: &quot; &amp; [istTable.I6] &amp; &quot;,&quot;" office:value-type="string" office:string-value="    CE: 0.12," calcext:value-type="string">
            <text:p><text:s text:c="4"/>CE: 0.12,</text:p>
          </table:table-cell>
          <table:table-cell table:formula="of:=&quot;    &quot; &amp; [istTable.$A6] &amp; &quot;: &quot; &amp; [istTable.J6] &amp; &quot;,&quot;" office:value-type="string" office:string-value="    CE: 0.12," calcext:value-type="string">
            <text:p><text:s text:c="4"/>CE: 0.12,</text:p>
          </table:table-cell>
          <table:table-cell table:formula="of:=&quot;    &quot; &amp; [istTable.$A6] &amp; &quot;: &quot; &amp; [istTable.K6] &amp; &quot;,&quot;" office:value-type="string" office:string-value="    CE: 0.12," calcext:value-type="string">
            <text:p><text:s text:c="4"/>CE: 0.12,</text:p>
          </table:table-cell>
          <table:table-cell table:formula="of:=&quot;    &quot; &amp; [istTable.$A6] &amp; &quot;: &quot; &amp; [istTable.L6] &amp; &quot;,&quot;" office:value-type="string" office:string-value="    CE: 0.12," calcext:value-type="string">
            <text:p><text:s text:c="4"/>CE: 0.12,</text:p>
          </table:table-cell>
          <table:table-cell table:formula="of:=&quot;    &quot; &amp; [istTable.$A6] &amp; &quot;: &quot; &amp; [istTable.M6] &amp; &quot;,&quot;" office:value-type="string" office:string-value="    CE: 0.1," calcext:value-type="string">
            <text:p><text:s text:c="4"/>CE: 0.1,</text:p>
          </table:table-cell>
          <table:table-cell table:formula="of:=&quot;    &quot; &amp; [istTable.$A6] &amp; &quot;: &quot; &amp; [istTable.N6] &amp; &quot;,&quot;" office:value-type="string" office:string-value="    CE: 0.12," calcext:value-type="string">
            <text:p><text:s text:c="4"/>CE: 0.12,</text:p>
          </table:table-cell>
          <table:table-cell table:formula="of:=&quot;    &quot; &amp; [istTable.$A6] &amp; &quot;: &quot; &amp; [istTable.O6] &amp; &quot;,&quot;" office:value-type="string" office:string-value="    CE: 0.12," calcext:value-type="string">
            <text:p><text:s text:c="4"/>CE: 0.12,</text:p>
          </table:table-cell>
          <table:table-cell table:formula="of:=&quot;    &quot; &amp; [istTable.$A6] &amp; &quot;: &quot; &amp; [istTable.P6] &amp; &quot;,&quot;" office:value-type="string" office:string-value="    CE: 0.11," calcext:value-type="string">
            <text:p><text:s text:c="4"/>CE: 0.11,</text:p>
          </table:table-cell>
          <table:table-cell table:formula="of:=&quot;    &quot; &amp; [istTable.$A6] &amp; &quot;: &quot; &amp; [istTable.Q6] &amp; &quot;,&quot;" office:value-type="string" office:string-value="    CE: 0.12," calcext:value-type="string">
            <text:p><text:s text:c="4"/>CE: 0.12,</text:p>
          </table:table-cell>
        </table:table-row>
        <table:table-row table:style-name="ro1">
          <table:table-cell table:formula="of:=&quot;    &quot; &amp; [istTable.$A7] &amp; &quot;: &quot; &amp; [istTable.B7] &amp; &quot;,&quot;" office:value-type="string" office:string-value="    DF: 0.12," calcext:value-type="string">
            <text:p><text:s text:c="4"/>DF: 0.12,</text:p>
          </table:table-cell>
          <table:table-cell table:formula="of:=&quot;    &quot; &amp; [istTable.$A7] &amp; &quot;: &quot; &amp; [istTable.C7] &amp; &quot;,&quot;" office:value-type="string" office:string-value="    DF: 0.12," calcext:value-type="string">
            <text:p><text:s text:c="4"/>DF: 0.12,</text:p>
          </table:table-cell>
          <table:table-cell table:formula="of:=&quot;    &quot; &amp; [istTable.$A7] &amp; &quot;: &quot; &amp; [istTable.D7] &amp; &quot;,&quot;" office:value-type="string" office:string-value="    DF: 0.12," calcext:value-type="string">
            <text:p><text:s text:c="4"/>DF: 0.12,</text:p>
          </table:table-cell>
          <table:table-cell table:formula="of:=&quot;    &quot; &amp; [istTable.$A7] &amp; &quot;: &quot; &amp; [istTable.E7] &amp; &quot;,&quot;" office:value-type="string" office:string-value="    DF: 0.12," calcext:value-type="string">
            <text:p><text:s text:c="4"/>DF: 0.12,</text:p>
          </table:table-cell>
          <table:table-cell table:formula="of:=&quot;    &quot; &amp; [istTable.$A7] &amp; &quot;: &quot; &amp; [istTable.F7] &amp; &quot;,&quot;" office:value-type="string" office:string-value="    DF: 0.12," calcext:value-type="string">
            <text:p><text:s text:c="4"/>DF: 0.12,</text:p>
          </table:table-cell>
          <table:table-cell table:formula="of:=&quot;    &quot; &amp; [istTable.$A7] &amp; &quot;: &quot; &amp; [istTable.G7] &amp; &quot;,&quot;" office:value-type="string" office:string-value="    DF: 0.12," calcext:value-type="string">
            <text:p><text:s text:c="4"/>DF: 0.12,</text:p>
          </table:table-cell>
          <table:table-cell table:formula="of:=&quot;    &quot; &amp; [istTable.$A7] &amp; &quot;: &quot; &amp; [istTable.H7] &amp; &quot;,&quot;" office:value-type="string" office:string-value="    DF: 0.12," calcext:value-type="string">
            <text:p><text:s text:c="4"/>DF: 0.12,</text:p>
          </table:table-cell>
          <table:table-cell table:formula="of:=&quot;    &quot; &amp; [istTable.$A7] &amp; &quot;: &quot; &amp; [istTable.I7] &amp; &quot;,&quot;" office:value-type="string" office:string-value="    DF: 0.12," calcext:value-type="string">
            <text:p><text:s text:c="4"/>DF: 0.12,</text:p>
          </table:table-cell>
          <table:table-cell table:formula="of:=&quot;    &quot; &amp; [istTable.$A7] &amp; &quot;: &quot; &amp; [istTable.J7] &amp; &quot;,&quot;" office:value-type="string" office:string-value="    DF: 0.12," calcext:value-type="string">
            <text:p><text:s text:c="4"/>DF: 0.12,</text:p>
          </table:table-cell>
          <table:table-cell table:formula="of:=&quot;    &quot; &amp; [istTable.$A7] &amp; &quot;: &quot; &amp; [istTable.K7] &amp; &quot;,&quot;" office:value-type="string" office:string-value="    DF: 0.12," calcext:value-type="string">
            <text:p><text:s text:c="4"/>DF: 0.12,</text:p>
          </table:table-cell>
          <table:table-cell table:formula="of:=&quot;    &quot; &amp; [istTable.$A7] &amp; &quot;: &quot; &amp; [istTable.L7] &amp; &quot;,&quot;" office:value-type="string" office:string-value="    DF: 0.12," calcext:value-type="string">
            <text:p><text:s text:c="4"/>DF: 0.12,</text:p>
          </table:table-cell>
          <table:table-cell table:formula="of:=&quot;    &quot; &amp; [istTable.$A7] &amp; &quot;: &quot; &amp; [istTable.M7] &amp; &quot;,&quot;" office:value-type="string" office:string-value="    DF: 0.12," calcext:value-type="string">
            <text:p><text:s text:c="4"/>DF: 0.12,</text:p>
          </table:table-cell>
          <table:table-cell table:formula="of:=&quot;    &quot; &amp; [istTable.$A7] &amp; &quot;: &quot; &amp; [istTable.N7] &amp; &quot;,&quot;" office:value-type="string" office:string-value="    DF: 0.12," calcext:value-type="string">
            <text:p><text:s text:c="4"/>DF: 0.12,</text:p>
          </table:table-cell>
          <table:table-cell table:formula="of:=&quot;    &quot; &amp; [istTable.$A7] &amp; &quot;: &quot; &amp; [istTable.O7] &amp; &quot;,&quot;" office:value-type="string" office:string-value="    DF: 0.12," calcext:value-type="string">
            <text:p><text:s text:c="4"/>DF: 0.12,</text:p>
          </table:table-cell>
          <table:table-cell table:formula="of:=&quot;    &quot; &amp; [istTable.$A7] &amp; &quot;: &quot; &amp; [istTable.P7] &amp; &quot;,&quot;" office:value-type="string" office:string-value="    DF: 0.12," calcext:value-type="string">
            <text:p><text:s text:c="4"/>DF: 0.12,</text:p>
          </table:table-cell>
          <table:table-cell table:formula="of:=&quot;    &quot; &amp; [istTable.$A7] &amp; &quot;: &quot; &amp; [istTable.Q7] &amp; &quot;,&quot;" office:value-type="string" office:string-value="    DF: 0.12," calcext:value-type="string">
            <text:p><text:s text:c="4"/>DF: 0.12,</text:p>
          </table:table-cell>
        </table:table-row>
        <table:table-row table:style-name="ro1">
          <table:table-cell table:formula="of:=&quot;    &quot; &amp; [istTable.$A8] &amp; &quot;: &quot; &amp; [istTable.B8] &amp; &quot;,&quot;" office:value-type="string" office:string-value="    ES: 0.12," calcext:value-type="string">
            <text:p><text:s text:c="4"/>ES: 0.12,</text:p>
          </table:table-cell>
          <table:table-cell table:formula="of:=&quot;    &quot; &amp; [istTable.$A8] &amp; &quot;: &quot; &amp; [istTable.C8] &amp; &quot;,&quot;" office:value-type="string" office:string-value="    ES: 0.12," calcext:value-type="string">
            <text:p><text:s text:c="4"/>ES: 0.12,</text:p>
          </table:table-cell>
          <table:table-cell table:formula="of:=&quot;    &quot; &amp; [istTable.$A8] &amp; &quot;: &quot; &amp; [istTable.D8] &amp; &quot;,&quot;" office:value-type="string" office:string-value="    ES: 0.12," calcext:value-type="string">
            <text:p><text:s text:c="4"/>ES: 0.12,</text:p>
          </table:table-cell>
          <table:table-cell table:formula="of:=&quot;    &quot; &amp; [istTable.$A8] &amp; &quot;: &quot; &amp; [istTable.E8] &amp; &quot;,&quot;" office:value-type="string" office:string-value="    ES: 0.12," calcext:value-type="string">
            <text:p><text:s text:c="4"/>ES: 0.12,</text:p>
          </table:table-cell>
          <table:table-cell table:formula="of:=&quot;    &quot; &amp; [istTable.$A8] &amp; &quot;: &quot; &amp; [istTable.F8] &amp; &quot;,&quot;" office:value-type="string" office:string-value="    ES: 0.12," calcext:value-type="string">
            <text:p><text:s text:c="4"/>ES: 0.12,</text:p>
          </table:table-cell>
          <table:table-cell table:formula="of:=&quot;    &quot; &amp; [istTable.$A8] &amp; &quot;: &quot; &amp; [istTable.G8] &amp; &quot;,&quot;" office:value-type="string" office:string-value="    ES: 0.12," calcext:value-type="string">
            <text:p><text:s text:c="4"/>ES: 0.12,</text:p>
          </table:table-cell>
          <table:table-cell table:formula="of:=&quot;    &quot; &amp; [istTable.$A8] &amp; &quot;: &quot; &amp; [istTable.H8] &amp; &quot;,&quot;" office:value-type="string" office:string-value="    ES: 0.12," calcext:value-type="string">
            <text:p><text:s text:c="4"/>ES: 0.12,</text:p>
          </table:table-cell>
          <table:table-cell table:formula="of:=&quot;    &quot; &amp; [istTable.$A8] &amp; &quot;: &quot; &amp; [istTable.I8] &amp; &quot;,&quot;" office:value-type="string" office:string-value="    ES: 0.12," calcext:value-type="string">
            <text:p><text:s text:c="4"/>ES: 0.12,</text:p>
          </table:table-cell>
          <table:table-cell table:formula="of:=&quot;    &quot; &amp; [istTable.$A8] &amp; &quot;: &quot; &amp; [istTable.J8] &amp; &quot;,&quot;" office:value-type="string" office:string-value="    ES: 0.12," calcext:value-type="string">
            <text:p><text:s text:c="4"/>ES: 0.12,</text:p>
          </table:table-cell>
          <table:table-cell table:formula="of:=&quot;    &quot; &amp; [istTable.$A8] &amp; &quot;: &quot; &amp; [istTable.K8] &amp; &quot;,&quot;" office:value-type="string" office:string-value="    ES: 0.12," calcext:value-type="string">
            <text:p><text:s text:c="4"/>ES: 0.12,</text:p>
          </table:table-cell>
          <table:table-cell table:formula="of:=&quot;    &quot; &amp; [istTable.$A8] &amp; &quot;: &quot; &amp; [istTable.L8] &amp; &quot;,&quot;" office:value-type="string" office:string-value="    ES: 0.12," calcext:value-type="string">
            <text:p><text:s text:c="4"/>ES: 0.12,</text:p>
          </table:table-cell>
          <table:table-cell table:formula="of:=&quot;    &quot; &amp; [istTable.$A8] &amp; &quot;: &quot; &amp; [istTable.M8] &amp; &quot;,&quot;" office:value-type="string" office:string-value="    ES: 0.12," calcext:value-type="string">
            <text:p><text:s text:c="4"/>ES: 0.12,</text:p>
          </table:table-cell>
          <table:table-cell table:formula="of:=&quot;    &quot; &amp; [istTable.$A8] &amp; &quot;: &quot; &amp; [istTable.N8] &amp; &quot;,&quot;" office:value-type="string" office:string-value="    ES: 0.12," calcext:value-type="string">
            <text:p><text:s text:c="4"/>ES: 0.12,</text:p>
          </table:table-cell>
          <table:table-cell table:formula="of:=&quot;    &quot; &amp; [istTable.$A8] &amp; &quot;: &quot; &amp; [istTable.O8] &amp; &quot;,&quot;" office:value-type="string" office:string-value="    ES: 0.09," calcext:value-type="string">
            <text:p><text:s text:c="4"/>ES: 0.09,</text:p>
          </table:table-cell>
          <table:table-cell table:formula="of:=&quot;    &quot; &amp; [istTable.$A8] &amp; &quot;: &quot; &amp; [istTable.P8] &amp; &quot;,&quot;" office:value-type="string" office:string-value="    ES: 0.12," calcext:value-type="string">
            <text:p><text:s text:c="4"/>ES: 0.12,</text:p>
          </table:table-cell>
          <table:table-cell table:formula="of:=&quot;    &quot; &amp; [istTable.$A8] &amp; &quot;: &quot; &amp; [istTable.Q8] &amp; &quot;,&quot;" office:value-type="string" office:string-value="    ES: 0.12," calcext:value-type="string">
            <text:p><text:s text:c="4"/>ES: 0.12,</text:p>
          </table:table-cell>
        </table:table-row>
        <table:table-row table:style-name="ro1">
          <table:table-cell table:formula="of:=&quot;    &quot; &amp; [istTable.$A9] &amp; &quot;: &quot; &amp; [istTable.B9] &amp; &quot;,&quot;" office:value-type="string" office:string-value="    GO: 0.12," calcext:value-type="string">
            <text:p><text:s text:c="4"/>GO: 0.12,</text:p>
          </table:table-cell>
          <table:table-cell table:formula="of:=&quot;    &quot; &amp; [istTable.$A9] &amp; &quot;: &quot; &amp; [istTable.C9] &amp; &quot;,&quot;" office:value-type="string" office:string-value="    GO: 0.12," calcext:value-type="string">
            <text:p><text:s text:c="4"/>GO: 0.12,</text:p>
          </table:table-cell>
          <table:table-cell table:formula="of:=&quot;    &quot; &amp; [istTable.$A9] &amp; &quot;: &quot; &amp; [istTable.D9] &amp; &quot;,&quot;" office:value-type="string" office:string-value="    GO: 0.12," calcext:value-type="string">
            <text:p><text:s text:c="4"/>GO: 0.12,</text:p>
          </table:table-cell>
          <table:table-cell table:formula="of:=&quot;    &quot; &amp; [istTable.$A9] &amp; &quot;: &quot; &amp; [istTable.E9] &amp; &quot;,&quot;" office:value-type="string" office:string-value="    GO: 0.12," calcext:value-type="string">
            <text:p><text:s text:c="4"/>GO: 0.12,</text:p>
          </table:table-cell>
          <table:table-cell table:formula="of:=&quot;    &quot; &amp; [istTable.$A9] &amp; &quot;: &quot; &amp; [istTable.F9] &amp; &quot;,&quot;" office:value-type="string" office:string-value="    GO: 0.12," calcext:value-type="string">
            <text:p><text:s text:c="4"/>GO: 0.12,</text:p>
          </table:table-cell>
          <table:table-cell table:formula="of:=&quot;    &quot; &amp; [istTable.$A9] &amp; &quot;: &quot; &amp; [istTable.G9] &amp; &quot;,&quot;" office:value-type="string" office:string-value="    GO: 0.12," calcext:value-type="string">
            <text:p><text:s text:c="4"/>GO: 0.12,</text:p>
          </table:table-cell>
          <table:table-cell table:formula="of:=&quot;    &quot; &amp; [istTable.$A9] &amp; &quot;: &quot; &amp; [istTable.H9] &amp; &quot;,&quot;" office:value-type="string" office:string-value="    GO: 0.12," calcext:value-type="string">
            <text:p><text:s text:c="4"/>GO: 0.12,</text:p>
          </table:table-cell>
          <table:table-cell table:formula="of:=&quot;    &quot; &amp; [istTable.$A9] &amp; &quot;: &quot; &amp; [istTable.I9] &amp; &quot;,&quot;" office:value-type="string" office:string-value="    GO: 0.12," calcext:value-type="string">
            <text:p><text:s text:c="4"/>GO: 0.12,</text:p>
          </table:table-cell>
          <table:table-cell table:formula="of:=&quot;    &quot; &amp; [istTable.$A9] &amp; &quot;: &quot; &amp; [istTable.J9] &amp; &quot;,&quot;" office:value-type="string" office:string-value="    GO: 0.12," calcext:value-type="string">
            <text:p><text:s text:c="4"/>GO: 0.12,</text:p>
          </table:table-cell>
          <table:table-cell table:formula="of:=&quot;    &quot; &amp; [istTable.$A9] &amp; &quot;: &quot; &amp; [istTable.K9] &amp; &quot;,&quot;" office:value-type="string" office:string-value="    GO: 0.12," calcext:value-type="string">
            <text:p><text:s text:c="4"/>GO: 0.12,</text:p>
          </table:table-cell>
          <table:table-cell table:formula="of:=&quot;    &quot; &amp; [istTable.$A9] &amp; &quot;: &quot; &amp; [istTable.L9] &amp; &quot;,&quot;" office:value-type="string" office:string-value="    GO: 0.12," calcext:value-type="string">
            <text:p><text:s text:c="4"/>GO: 0.12,</text:p>
          </table:table-cell>
          <table:table-cell table:formula="of:=&quot;    &quot; &amp; [istTable.$A9] &amp; &quot;: &quot; &amp; [istTable.M9] &amp; &quot;,&quot;" office:value-type="string" office:string-value="    GO: 0.12," calcext:value-type="string">
            <text:p><text:s text:c="4"/>GO: 0.12,</text:p>
          </table:table-cell>
          <table:table-cell table:formula="of:=&quot;    &quot; &amp; [istTable.$A9] &amp; &quot;: &quot; &amp; [istTable.N9] &amp; &quot;,&quot;" office:value-type="string" office:string-value="    GO: 0.12," calcext:value-type="string">
            <text:p><text:s text:c="4"/>GO: 0.12,</text:p>
          </table:table-cell>
          <table:table-cell table:formula="of:=&quot;    &quot; &amp; [istTable.$A9] &amp; &quot;: &quot; &amp; [istTable.O9] &amp; &quot;,&quot;" office:value-type="string" office:string-value="    GO: 0.12," calcext:value-type="string">
            <text:p><text:s text:c="4"/>GO: 0.12,</text:p>
          </table:table-cell>
          <table:table-cell table:formula="of:=&quot;    &quot; &amp; [istTable.$A9] &amp; &quot;: &quot; &amp; [istTable.P9] &amp; &quot;,&quot;" office:value-type="string" office:string-value="    GO: 0.12," calcext:value-type="string">
            <text:p><text:s text:c="4"/>GO: 0.12,</text:p>
          </table:table-cell>
          <table:table-cell table:formula="of:=&quot;    &quot; &amp; [istTable.$A9] &amp; &quot;: &quot; &amp; [istTable.Q9] &amp; &quot;,&quot;" office:value-type="string" office:string-value="    GO: 0.12," calcext:value-type="string">
            <text:p><text:s text:c="4"/>GO: 0.12,</text:p>
          </table:table-cell>
        </table:table-row>
        <table:table-row table:style-name="ro1">
          <table:table-cell table:formula="of:=&quot;    &quot; &amp; [istTable.$A10] &amp; &quot;: &quot; &amp; [istTable.B10] &amp; &quot;,&quot;" office:value-type="string" office:string-value="    MA: 0.12," calcext:value-type="string">
            <text:p><text:s text:c="4"/>MA: 0.12,</text:p>
          </table:table-cell>
          <table:table-cell table:formula="of:=&quot;    &quot; &amp; [istTable.$A10] &amp; &quot;: &quot; &amp; [istTable.C10] &amp; &quot;,&quot;" office:value-type="string" office:string-value="    MA: 0.04," calcext:value-type="string">
            <text:p><text:s text:c="4"/>MA: 0.04,</text:p>
          </table:table-cell>
          <table:table-cell table:formula="of:=&quot;    &quot; &amp; [istTable.$A10] &amp; &quot;: &quot; &amp; [istTable.D10] &amp; &quot;,&quot;" office:value-type="string" office:string-value="    MA: 0.04," calcext:value-type="string">
            <text:p><text:s text:c="4"/>MA: 0.04,</text:p>
          </table:table-cell>
          <table:table-cell table:formula="of:=&quot;    &quot; &amp; [istTable.$A10] &amp; &quot;: &quot; &amp; [istTable.E10] &amp; &quot;,&quot;" office:value-type="string" office:string-value="    MA: 0.12," calcext:value-type="string">
            <text:p><text:s text:c="4"/>MA: 0.12,</text:p>
          </table:table-cell>
          <table:table-cell table:formula="of:=&quot;    &quot; &amp; [istTable.$A10] &amp; &quot;: &quot; &amp; [istTable.F10] &amp; &quot;,&quot;" office:value-type="string" office:string-value="    MA: 0.12," calcext:value-type="string">
            <text:p><text:s text:c="4"/>MA: 0.12,</text:p>
          </table:table-cell>
          <table:table-cell table:formula="of:=&quot;    &quot; &amp; [istTable.$A10] &amp; &quot;: &quot; &amp; [istTable.G10] &amp; &quot;,&quot;" office:value-type="string" office:string-value="    MA: 0.12," calcext:value-type="string">
            <text:p><text:s text:c="4"/>MA: 0.12,</text:p>
          </table:table-cell>
          <table:table-cell table:formula="of:=&quot;    &quot; &amp; [istTable.$A10] &amp; &quot;: &quot; &amp; [istTable.H10] &amp; &quot;,&quot;" office:value-type="string" office:string-value="    MA: 0.08," calcext:value-type="string">
            <text:p><text:s text:c="4"/>MA: 0.08,</text:p>
          </table:table-cell>
          <table:table-cell table:formula="of:=&quot;    &quot; &amp; [istTable.$A10] &amp; &quot;: &quot; &amp; [istTable.I10] &amp; &quot;,&quot;" office:value-type="string" office:string-value="    MA: 0.12," calcext:value-type="string">
            <text:p><text:s text:c="4"/>MA: 0.12,</text:p>
          </table:table-cell>
          <table:table-cell table:formula="of:=&quot;    &quot; &amp; [istTable.$A10] &amp; &quot;: &quot; &amp; [istTable.J10] &amp; &quot;,&quot;" office:value-type="string" office:string-value="    MA: 0.12," calcext:value-type="string">
            <text:p><text:s text:c="4"/>MA: 0.12,</text:p>
          </table:table-cell>
          <table:table-cell table:formula="of:=&quot;    &quot; &amp; [istTable.$A10] &amp; &quot;: &quot; &amp; [istTable.K10] &amp; &quot;,&quot;" office:value-type="string" office:string-value="    MA: 0.12," calcext:value-type="string">
            <text:p><text:s text:c="4"/>MA: 0.12,</text:p>
          </table:table-cell>
          <table:table-cell table:formula="of:=&quot;    &quot; &amp; [istTable.$A10] &amp; &quot;: &quot; &amp; [istTable.L10] &amp; &quot;,&quot;" office:value-type="string" office:string-value="    MA: 0.12," calcext:value-type="string">
            <text:p><text:s text:c="4"/>MA: 0.12,</text:p>
          </table:table-cell>
          <table:table-cell table:formula="of:=&quot;    &quot; &amp; [istTable.$A10] &amp; &quot;: &quot; &amp; [istTable.M10] &amp; &quot;,&quot;" office:value-type="string" office:string-value="    MA: 0.12," calcext:value-type="string">
            <text:p><text:s text:c="4"/>MA: 0.12,</text:p>
          </table:table-cell>
          <table:table-cell table:formula="of:=&quot;    &quot; &amp; [istTable.$A10] &amp; &quot;: &quot; &amp; [istTable.N10] &amp; &quot;,&quot;" office:value-type="string" office:string-value="    MA: 0.05," calcext:value-type="string">
            <text:p><text:s text:c="4"/>MA: 0.05,</text:p>
          </table:table-cell>
          <table:table-cell table:formula="of:=&quot;    &quot; &amp; [istTable.$A10] &amp; &quot;: &quot; &amp; [istTable.O10] &amp; &quot;,&quot;" office:value-type="string" office:string-value="    MA: 0.12," calcext:value-type="string">
            <text:p><text:s text:c="4"/>MA: 0.12,</text:p>
          </table:table-cell>
          <table:table-cell table:formula="of:=&quot;    &quot; &amp; [istTable.$A10] &amp; &quot;: &quot; &amp; [istTable.P10] &amp; &quot;,&quot;" office:value-type="string" office:string-value="    MA: 0.12," calcext:value-type="string">
            <text:p><text:s text:c="4"/>MA: 0.12,</text:p>
          </table:table-cell>
          <table:table-cell table:formula="of:=&quot;    &quot; &amp; [istTable.$A10] &amp; &quot;: &quot; &amp; [istTable.Q10] &amp; &quot;,&quot;" office:value-type="string" office:string-value="    MA: 0.12," calcext:value-type="string">
            <text:p><text:s text:c="4"/>MA: 0.12,</text:p>
          </table:table-cell>
        </table:table-row>
        <table:table-row table:style-name="ro1">
          <table:table-cell table:formula="of:=&quot;    &quot; &amp; [istTable.$A11] &amp; &quot;: &quot; &amp; [istTable.B11] &amp; &quot;,&quot;" office:value-type="string" office:string-value="    MT: 0.12," calcext:value-type="string">
            <text:p><text:s text:c="4"/>MT: 0.12,</text:p>
          </table:table-cell>
          <table:table-cell table:formula="of:=&quot;    &quot; &amp; [istTable.$A11] &amp; &quot;: &quot; &amp; [istTable.C11] &amp; &quot;,&quot;" office:value-type="string" office:string-value="    MT: 0.12," calcext:value-type="string">
            <text:p><text:s text:c="4"/>MT: 0.12,</text:p>
          </table:table-cell>
          <table:table-cell table:formula="of:=&quot;    &quot; &amp; [istTable.$A11] &amp; &quot;: &quot; &amp; [istTable.D11] &amp; &quot;,&quot;" office:value-type="string" office:string-value="    MT: 0.12," calcext:value-type="string">
            <text:p><text:s text:c="4"/>MT: 0.12,</text:p>
          </table:table-cell>
          <table:table-cell table:formula="of:=&quot;    &quot; &amp; [istTable.$A11] &amp; &quot;: &quot; &amp; [istTable.E11] &amp; &quot;,&quot;" office:value-type="string" office:string-value="    MT: 0.12," calcext:value-type="string">
            <text:p><text:s text:c="4"/>MT: 0.12,</text:p>
          </table:table-cell>
          <table:table-cell table:formula="of:=&quot;    &quot; &amp; [istTable.$A11] &amp; &quot;: &quot; &amp; [istTable.F11] &amp; &quot;,&quot;" office:value-type="string" office:string-value="    MT: 0.05," calcext:value-type="string">
            <text:p><text:s text:c="4"/>MT: 0.05,</text:p>
          </table:table-cell>
          <table:table-cell table:formula="of:=&quot;    &quot; &amp; [istTable.$A11] &amp; &quot;: &quot; &amp; [istTable.G11] &amp; &quot;,&quot;" office:value-type="string" office:string-value="    MT: 0.12," calcext:value-type="string">
            <text:p><text:s text:c="4"/>MT: 0.12,</text:p>
          </table:table-cell>
          <table:table-cell table:formula="of:=&quot;    &quot; &amp; [istTable.$A11] &amp; &quot;: &quot; &amp; [istTable.H11] &amp; &quot;,&quot;" office:value-type="string" office:string-value="    MT: 0.12," calcext:value-type="string">
            <text:p><text:s text:c="4"/>MT: 0.12,</text:p>
          </table:table-cell>
          <table:table-cell table:formula="of:=&quot;    &quot; &amp; [istTable.$A11] &amp; &quot;: &quot; &amp; [istTable.I11] &amp; &quot;,&quot;" office:value-type="string" office:string-value="    MT: 0.09," calcext:value-type="string">
            <text:p><text:s text:c="4"/>MT: 0.09,</text:p>
          </table:table-cell>
          <table:table-cell table:formula="of:=&quot;    &quot; &amp; [istTable.$A11] &amp; &quot;: &quot; &amp; [istTable.J11] &amp; &quot;,&quot;" office:value-type="string" office:string-value="    MT: 0.12," calcext:value-type="string">
            <text:p><text:s text:c="4"/>MT: 0.12,</text:p>
          </table:table-cell>
          <table:table-cell table:formula="of:=&quot;    &quot; &amp; [istTable.$A11] &amp; &quot;: &quot; &amp; [istTable.K11] &amp; &quot;,&quot;" office:value-type="string" office:string-value="    MT: 0.12," calcext:value-type="string">
            <text:p><text:s text:c="4"/>MT: 0.12,</text:p>
          </table:table-cell>
          <table:table-cell table:formula="of:=&quot;    &quot; &amp; [istTable.$A11] &amp; &quot;: &quot; &amp; [istTable.L11] &amp; &quot;,&quot;" office:value-type="string" office:string-value="    MT: 0.12," calcext:value-type="string">
            <text:p><text:s text:c="4"/>MT: 0.12,</text:p>
          </table:table-cell>
          <table:table-cell table:formula="of:=&quot;    &quot; &amp; [istTable.$A11] &amp; &quot;: &quot; &amp; [istTable.M11] &amp; &quot;,&quot;" office:value-type="string" office:string-value="    MT: 0.12," calcext:value-type="string">
            <text:p><text:s text:c="4"/>MT: 0.12,</text:p>
          </table:table-cell>
          <table:table-cell table:formula="of:=&quot;    &quot; &amp; [istTable.$A11] &amp; &quot;: &quot; &amp; [istTable.N11] &amp; &quot;,&quot;" office:value-type="string" office:string-value="    MT: 0.12," calcext:value-type="string">
            <text:p><text:s text:c="4"/>MT: 0.12,</text:p>
          </table:table-cell>
          <table:table-cell table:formula="of:=&quot;    &quot; &amp; [istTable.$A11] &amp; &quot;: &quot; &amp; [istTable.O11] &amp; &quot;,&quot;" office:value-type="string" office:string-value="    MT: 0.12," calcext:value-type="string">
            <text:p><text:s text:c="4"/>MT: 0.12,</text:p>
          </table:table-cell>
          <table:table-cell table:formula="of:=&quot;    &quot; &amp; [istTable.$A11] &amp; &quot;: &quot; &amp; [istTable.P11] &amp; &quot;,&quot;" office:value-type="string" office:string-value="    MT: 0.12," calcext:value-type="string">
            <text:p><text:s text:c="4"/>MT: 0.12,</text:p>
          </table:table-cell>
          <table:table-cell table:formula="of:=&quot;    &quot; &amp; [istTable.$A11] &amp; &quot;: &quot; &amp; [istTable.Q11] &amp; &quot;,&quot;" office:value-type="string" office:string-value="    MT: 0.12," calcext:value-type="string">
            <text:p><text:s text:c="4"/>MT: 0.12,</text:p>
          </table:table-cell>
        </table:table-row>
        <table:table-row table:style-name="ro1">
          <table:table-cell table:formula="of:=&quot;    &quot; &amp; [istTable.$A12] &amp; &quot;: &quot; &amp; [istTable.B12] &amp; &quot;,&quot;" office:value-type="string" office:string-value="    MS: 0.12," calcext:value-type="string">
            <text:p><text:s text:c="4"/>MS: 0.12,</text:p>
          </table:table-cell>
          <table:table-cell table:formula="of:=&quot;    &quot; &amp; [istTable.$A12] &amp; &quot;: &quot; &amp; [istTable.C12] &amp; &quot;,&quot;" office:value-type="string" office:string-value="    MS: 0.1," calcext:value-type="string">
            <text:p><text:s text:c="4"/>MS: 0.1,</text:p>
          </table:table-cell>
          <table:table-cell table:formula="of:=&quot;    &quot; &amp; [istTable.$A12] &amp; &quot;: &quot; &amp; [istTable.D12] &amp; &quot;,&quot;" office:value-type="string" office:string-value="    MS: 0.12," calcext:value-type="string">
            <text:p><text:s text:c="4"/>MS: 0.12,</text:p>
          </table:table-cell>
          <table:table-cell table:formula="of:=&quot;    &quot; &amp; [istTable.$A12] &amp; &quot;: &quot; &amp; [istTable.E12] &amp; &quot;,&quot;" office:value-type="string" office:string-value="    MS: 0.12," calcext:value-type="string">
            <text:p><text:s text:c="4"/>MS: 0.12,</text:p>
          </table:table-cell>
          <table:table-cell table:formula="of:=&quot;    &quot; &amp; [istTable.$A12] &amp; &quot;: &quot; &amp; [istTable.F12] &amp; &quot;,&quot;" office:value-type="string" office:string-value="    MS: 0.12," calcext:value-type="string">
            <text:p><text:s text:c="4"/>MS: 0.12,</text:p>
          </table:table-cell>
          <table:table-cell table:formula="of:=&quot;    &quot; &amp; [istTable.$A12] &amp; &quot;: &quot; &amp; [istTable.G12] &amp; &quot;,&quot;" office:value-type="string" office:string-value="    MS: 0.12," calcext:value-type="string">
            <text:p><text:s text:c="4"/>MS: 0.12,</text:p>
          </table:table-cell>
          <table:table-cell table:formula="of:=&quot;    &quot; &amp; [istTable.$A12] &amp; &quot;: &quot; &amp; [istTable.H12] &amp; &quot;,&quot;" office:value-type="string" office:string-value="    MS: 0.12," calcext:value-type="string">
            <text:p><text:s text:c="4"/>MS: 0.12,</text:p>
          </table:table-cell>
          <table:table-cell table:formula="of:=&quot;    &quot; &amp; [istTable.$A12] &amp; &quot;: &quot; &amp; [istTable.I12] &amp; &quot;,&quot;" office:value-type="string" office:string-value="    MS: 0.12," calcext:value-type="string">
            <text:p><text:s text:c="4"/>MS: 0.12,</text:p>
          </table:table-cell>
          <table:table-cell table:formula="of:=&quot;    &quot; &amp; [istTable.$A12] &amp; &quot;: &quot; &amp; [istTable.J12] &amp; &quot;,&quot;" office:value-type="string" office:string-value="    MS: 0.13," calcext:value-type="string">
            <text:p><text:s text:c="4"/>MS: 0.13,</text:p>
          </table:table-cell>
          <table:table-cell table:formula="of:=&quot;    &quot; &amp; [istTable.$A12] &amp; &quot;: &quot; &amp; [istTable.K12] &amp; &quot;,&quot;" office:value-type="string" office:string-value="    MS: 0.12," calcext:value-type="string">
            <text:p><text:s text:c="4"/>MS: 0.12,</text:p>
          </table:table-cell>
          <table:table-cell table:formula="of:=&quot;    &quot; &amp; [istTable.$A12] &amp; &quot;: &quot; &amp; [istTable.L12] &amp; &quot;,&quot;" office:value-type="string" office:string-value="    MS: 0.12," calcext:value-type="string">
            <text:p><text:s text:c="4"/>MS: 0.12,</text:p>
          </table:table-cell>
          <table:table-cell table:formula="of:=&quot;    &quot; &amp; [istTable.$A12] &amp; &quot;: &quot; &amp; [istTable.M12] &amp; &quot;,&quot;" office:value-type="string" office:string-value="    MS: 0.12," calcext:value-type="string">
            <text:p><text:s text:c="4"/>MS: 0.12,</text:p>
          </table:table-cell>
          <table:table-cell table:formula="of:=&quot;    &quot; &amp; [istTable.$A12] &amp; &quot;: &quot; &amp; [istTable.N12] &amp; &quot;,&quot;" office:value-type="string" office:string-value="    MS: 0.12," calcext:value-type="string">
            <text:p><text:s text:c="4"/>MS: 0.12,</text:p>
          </table:table-cell>
          <table:table-cell table:formula="of:=&quot;    &quot; &amp; [istTable.$A12] &amp; &quot;: &quot; &amp; [istTable.O12] &amp; &quot;,&quot;" office:value-type="string" office:string-value="    MS: 0.11," calcext:value-type="string">
            <text:p><text:s text:c="4"/>MS: 0.11,</text:p>
          </table:table-cell>
          <table:table-cell table:formula="of:=&quot;    &quot; &amp; [istTable.$A12] &amp; &quot;: &quot; &amp; [istTable.P12] &amp; &quot;,&quot;" office:value-type="string" office:string-value="    MS: 0.12," calcext:value-type="string">
            <text:p><text:s text:c="4"/>MS: 0.12,</text:p>
          </table:table-cell>
          <table:table-cell table:formula="of:=&quot;    &quot; &amp; [istTable.$A12] &amp; &quot;: &quot; &amp; [istTable.Q12] &amp; &quot;,&quot;" office:value-type="string" office:string-value="    MS: 0.12," calcext:value-type="string">
            <text:p><text:s text:c="4"/>MS: 0.12,</text:p>
          </table:table-cell>
        </table:table-row>
        <table:table-row table:style-name="ro1">
          <table:table-cell table:formula="of:=&quot;    &quot; &amp; [istTable.$A13] &amp; &quot;: &quot; &amp; [istTable.B13] &amp; &quot;,&quot;" office:value-type="string" office:string-value="    MG: 0.12," calcext:value-type="string">
            <text:p><text:s text:c="4"/>MG: 0.12,</text:p>
          </table:table-cell>
          <table:table-cell table:formula="of:=&quot;    &quot; &amp; [istTable.$A13] &amp; &quot;: &quot; &amp; [istTable.C13] &amp; &quot;,&quot;" office:value-type="string" office:string-value="    MG: 0.12," calcext:value-type="string">
            <text:p><text:s text:c="4"/>MG: 0.12,</text:p>
          </table:table-cell>
          <table:table-cell table:formula="of:=&quot;    &quot; &amp; [istTable.$A13] &amp; &quot;: &quot; &amp; [istTable.D13] &amp; &quot;,&quot;" office:value-type="string" office:string-value="    MG: 0.12," calcext:value-type="string">
            <text:p><text:s text:c="4"/>MG: 0.12,</text:p>
          </table:table-cell>
          <table:table-cell table:formula="of:=&quot;    &quot; &amp; [istTable.$A13] &amp; &quot;: &quot; &amp; [istTable.E13] &amp; &quot;,&quot;" office:value-type="string" office:string-value="    MG: 0.13," calcext:value-type="string">
            <text:p><text:s text:c="4"/>MG: 0.13,</text:p>
          </table:table-cell>
          <table:table-cell table:formula="of:=&quot;    &quot; &amp; [istTable.$A13] &amp; &quot;: &quot; &amp; [istTable.F13] &amp; &quot;,&quot;" office:value-type="string" office:string-value="    MG: 0.12," calcext:value-type="string">
            <text:p><text:s text:c="4"/>MG: 0.12,</text:p>
          </table:table-cell>
          <table:table-cell table:formula="of:=&quot;    &quot; &amp; [istTable.$A13] &amp; &quot;: &quot; &amp; [istTable.G13] &amp; &quot;,&quot;" office:value-type="string" office:string-value="    MG: 0.12," calcext:value-type="string">
            <text:p><text:s text:c="4"/>MG: 0.12,</text:p>
          </table:table-cell>
          <table:table-cell table:formula="of:=&quot;    &quot; &amp; [istTable.$A13] &amp; &quot;: &quot; &amp; [istTable.H13] &amp; &quot;,&quot;" office:value-type="string" office:string-value="    MG: 0.12," calcext:value-type="string">
            <text:p><text:s text:c="4"/>MG: 0.12,</text:p>
          </table:table-cell>
          <table:table-cell table:formula="of:=&quot;    &quot; &amp; [istTable.$A13] &amp; &quot;: &quot; &amp; [istTable.I13] &amp; &quot;,&quot;" office:value-type="string" office:string-value="    MG: 0.12," calcext:value-type="string">
            <text:p><text:s text:c="4"/>MG: 0.12,</text:p>
          </table:table-cell>
          <table:table-cell table:formula="of:=&quot;    &quot; &amp; [istTable.$A13] &amp; &quot;: &quot; &amp; [istTable.J13] &amp; &quot;,&quot;" office:value-type="string" office:string-value="    MG: 0.12," calcext:value-type="string">
            <text:p><text:s text:c="4"/>MG: 0.12,</text:p>
          </table:table-cell>
          <table:table-cell table:formula="of:=&quot;    &quot; &amp; [istTable.$A13] &amp; &quot;: &quot; &amp; [istTable.K13] &amp; &quot;,&quot;" office:value-type="string" office:string-value="    MG: 0.12," calcext:value-type="string">
            <text:p><text:s text:c="4"/>MG: 0.12,</text:p>
          </table:table-cell>
          <table:table-cell table:formula="of:=&quot;    &quot; &amp; [istTable.$A13] &amp; &quot;: &quot; &amp; [istTable.L13] &amp; &quot;,&quot;" office:value-type="string" office:string-value="    MG: 0.12," calcext:value-type="string">
            <text:p><text:s text:c="4"/>MG: 0.12,</text:p>
          </table:table-cell>
          <table:table-cell table:formula="of:=&quot;    &quot; &amp; [istTable.$A13] &amp; &quot;: &quot; &amp; [istTable.M13] &amp; &quot;,&quot;" office:value-type="string" office:string-value="    MG: 0.12," calcext:value-type="string">
            <text:p><text:s text:c="4"/>MG: 0.12,</text:p>
          </table:table-cell>
          <table:table-cell table:formula="of:=&quot;    &quot; &amp; [istTable.$A13] &amp; &quot;: &quot; &amp; [istTable.N13] &amp; &quot;,&quot;" office:value-type="string" office:string-value="    MG: 0.12," calcext:value-type="string">
            <text:p><text:s text:c="4"/>MG: 0.12,</text:p>
          </table:table-cell>
          <table:table-cell table:formula="of:=&quot;    &quot; &amp; [istTable.$A13] &amp; &quot;: &quot; &amp; [istTable.O13] &amp; &quot;,&quot;" office:value-type="string" office:string-value="    MG: 0.12," calcext:value-type="string">
            <text:p><text:s text:c="4"/>MG: 0.12,</text:p>
          </table:table-cell>
          <table:table-cell table:formula="of:=&quot;    &quot; &amp; [istTable.$A13] &amp; &quot;: &quot; &amp; [istTable.P13] &amp; &quot;,&quot;" office:value-type="string" office:string-value="    MG: 0.12," calcext:value-type="string">
            <text:p><text:s text:c="4"/>MG: 0.12,</text:p>
          </table:table-cell>
          <table:table-cell table:formula="of:=&quot;    &quot; &amp; [istTable.$A13] &amp; &quot;: &quot; &amp; [istTable.Q13] &amp; &quot;,&quot;" office:value-type="string" office:string-value="    MG: 0.12," calcext:value-type="string">
            <text:p><text:s text:c="4"/>MG: 0.12,</text:p>
          </table:table-cell>
        </table:table-row>
        <table:table-row table:style-name="ro1">
          <table:table-cell table:formula="of:=&quot;    &quot; &amp; [istTable.$A14] &amp; &quot;: &quot; &amp; [istTable.B14] &amp; &quot;,&quot;" office:value-type="string" office:string-value="    PA: 0.12," calcext:value-type="string">
            <text:p><text:s text:c="4"/>PA: 0.12,</text:p>
          </table:table-cell>
          <table:table-cell table:formula="of:=&quot;    &quot; &amp; [istTable.$A14] &amp; &quot;: &quot; &amp; [istTable.C14] &amp; &quot;,&quot;" office:value-type="string" office:string-value="    PA: 0.16," calcext:value-type="string">
            <text:p><text:s text:c="4"/>PA: 0.16,</text:p>
          </table:table-cell>
          <table:table-cell table:formula="of:=&quot;    &quot; &amp; [istTable.$A14] &amp; &quot;: &quot; &amp; [istTable.D14] &amp; &quot;,&quot;" office:value-type="string" office:string-value="    PA: 0.12," calcext:value-type="string">
            <text:p><text:s text:c="4"/>PA: 0.12,</text:p>
          </table:table-cell>
          <table:table-cell table:formula="of:=&quot;    &quot; &amp; [istTable.$A14] &amp; &quot;: &quot; &amp; [istTable.E14] &amp; &quot;,&quot;" office:value-type="string" office:string-value="    PA: 0.12," calcext:value-type="string">
            <text:p><text:s text:c="4"/>PA: 0.12,</text:p>
          </table:table-cell>
          <table:table-cell table:formula="of:=&quot;    &quot; &amp; [istTable.$A14] &amp; &quot;: &quot; &amp; [istTable.F14] &amp; &quot;,&quot;" office:value-type="string" office:string-value="    PA: 0.12," calcext:value-type="string">
            <text:p><text:s text:c="4"/>PA: 0.12,</text:p>
          </table:table-cell>
          <table:table-cell table:formula="of:=&quot;    &quot; &amp; [istTable.$A14] &amp; &quot;: &quot; &amp; [istTable.G14] &amp; &quot;,&quot;" office:value-type="string" office:string-value="    PA: 0.12," calcext:value-type="string">
            <text:p><text:s text:c="4"/>PA: 0.12,</text:p>
          </table:table-cell>
          <table:table-cell table:formula="of:=&quot;    &quot; &amp; [istTable.$A14] &amp; &quot;: &quot; &amp; [istTable.H14] &amp; &quot;,&quot;" office:value-type="string" office:string-value="    PA: 0.12," calcext:value-type="string">
            <text:p><text:s text:c="4"/>PA: 0.12,</text:p>
          </table:table-cell>
          <table:table-cell table:formula="of:=&quot;    &quot; &amp; [istTable.$A14] &amp; &quot;: &quot; &amp; [istTable.I14] &amp; &quot;,&quot;" office:value-type="string" office:string-value="    PA: 0.12," calcext:value-type="string">
            <text:p><text:s text:c="4"/>PA: 0.12,</text:p>
          </table:table-cell>
          <table:table-cell table:formula="of:=&quot;    &quot; &amp; [istTable.$A14] &amp; &quot;: &quot; &amp; [istTable.J14] &amp; &quot;,&quot;" office:value-type="string" office:string-value="    PA: 0.12," calcext:value-type="string">
            <text:p><text:s text:c="4"/>PA: 0.12,</text:p>
          </table:table-cell>
          <table:table-cell table:formula="of:=&quot;    &quot; &amp; [istTable.$A14] &amp; &quot;: &quot; &amp; [istTable.K14] &amp; &quot;,&quot;" office:value-type="string" office:string-value="    PA: 0.12," calcext:value-type="string">
            <text:p><text:s text:c="4"/>PA: 0.12,</text:p>
          </table:table-cell>
          <table:table-cell table:formula="of:=&quot;    &quot; &amp; [istTable.$A14] &amp; &quot;: &quot; &amp; [istTable.L14] &amp; &quot;,&quot;" office:value-type="string" office:string-value="    PA: 0.12," calcext:value-type="string">
            <text:p><text:s text:c="4"/>PA: 0.12,</text:p>
          </table:table-cell>
          <table:table-cell table:formula="of:=&quot;    &quot; &amp; [istTable.$A14] &amp; &quot;: &quot; &amp; [istTable.M14] &amp; &quot;,&quot;" office:value-type="string" office:string-value="    PA: 0.12," calcext:value-type="string">
            <text:p><text:s text:c="4"/>PA: 0.12,</text:p>
          </table:table-cell>
          <table:table-cell table:formula="of:=&quot;    &quot; &amp; [istTable.$A14] &amp; &quot;: &quot; &amp; [istTable.N14] &amp; &quot;,&quot;" office:value-type="string" office:string-value="    PA: 0.12," calcext:value-type="string">
            <text:p><text:s text:c="4"/>PA: 0.12,</text:p>
          </table:table-cell>
          <table:table-cell table:formula="of:=&quot;    &quot; &amp; [istTable.$A14] &amp; &quot;: &quot; &amp; [istTable.O14] &amp; &quot;,&quot;" office:value-type="string" office:string-value="    PA: 0.16," calcext:value-type="string">
            <text:p><text:s text:c="4"/>PA: 0.16,</text:p>
          </table:table-cell>
          <table:table-cell table:formula="of:=&quot;    &quot; &amp; [istTable.$A14] &amp; &quot;: &quot; &amp; [istTable.P14] &amp; &quot;,&quot;" office:value-type="string" office:string-value="    PA: 0.12," calcext:value-type="string">
            <text:p><text:s text:c="4"/>PA: 0.12,</text:p>
          </table:table-cell>
          <table:table-cell table:formula="of:=&quot;    &quot; &amp; [istTable.$A14] &amp; &quot;: &quot; &amp; [istTable.Q14] &amp; &quot;,&quot;" office:value-type="string" office:string-value="    PA: 0.12," calcext:value-type="string">
            <text:p><text:s text:c="4"/>PA: 0.12,</text:p>
          </table:table-cell>
        </table:table-row>
        <table:table-row table:style-name="ro1">
          <table:table-cell table:formula="of:=&quot;    &quot; &amp; [istTable.$A15] &amp; &quot;: &quot; &amp; [istTable.B15] &amp; &quot;,&quot;" office:value-type="string" office:string-value="    PB: 0.12," calcext:value-type="string">
            <text:p><text:s text:c="4"/>PB: 0.12,</text:p>
          </table:table-cell>
          <table:table-cell table:formula="of:=&quot;    &quot; &amp; [istTable.$A15] &amp; &quot;: &quot; &amp; [istTable.C15] &amp; &quot;,&quot;" office:value-type="string" office:string-value="    PB: 0.12," calcext:value-type="string">
            <text:p><text:s text:c="4"/>PB: 0.12,</text:p>
          </table:table-cell>
          <table:table-cell table:formula="of:=&quot;    &quot; &amp; [istTable.$A15] &amp; &quot;: &quot; &amp; [istTable.D15] &amp; &quot;,&quot;" office:value-type="string" office:string-value="    PB: 0.12," calcext:value-type="string">
            <text:p><text:s text:c="4"/>PB: 0.12,</text:p>
          </table:table-cell>
          <table:table-cell table:formula="of:=&quot;    &quot; &amp; [istTable.$A15] &amp; &quot;: &quot; &amp; [istTable.E15] &amp; &quot;,&quot;" office:value-type="string" office:string-value="    PB: 0.12," calcext:value-type="string">
            <text:p><text:s text:c="4"/>PB: 0.12,</text:p>
          </table:table-cell>
          <table:table-cell table:formula="of:=&quot;    &quot; &amp; [istTable.$A15] &amp; &quot;: &quot; &amp; [istTable.F15] &amp; &quot;,&quot;" office:value-type="string" office:string-value="    PB: 0.12," calcext:value-type="string">
            <text:p><text:s text:c="4"/>PB: 0.12,</text:p>
          </table:table-cell>
          <table:table-cell table:formula="of:=&quot;    &quot; &amp; [istTable.$A15] &amp; &quot;: &quot; &amp; [istTable.G15] &amp; &quot;,&quot;" office:value-type="string" office:string-value="    PB: 0.12," calcext:value-type="string">
            <text:p><text:s text:c="4"/>PB: 0.12,</text:p>
          </table:table-cell>
          <table:table-cell table:formula="of:=&quot;    &quot; &amp; [istTable.$A15] &amp; &quot;: &quot; &amp; [istTable.H15] &amp; &quot;,&quot;" office:value-type="string" office:string-value="    PB: 0.12," calcext:value-type="string">
            <text:p><text:s text:c="4"/>PB: 0.12,</text:p>
          </table:table-cell>
          <table:table-cell table:formula="of:=&quot;    &quot; &amp; [istTable.$A15] &amp; &quot;: &quot; &amp; [istTable.I15] &amp; &quot;,&quot;" office:value-type="string" office:string-value="    PB: 0.12," calcext:value-type="string">
            <text:p><text:s text:c="4"/>PB: 0.12,</text:p>
          </table:table-cell>
          <table:table-cell table:formula="of:=&quot;    &quot; &amp; [istTable.$A15] &amp; &quot;: &quot; &amp; [istTable.J15] &amp; &quot;,&quot;" office:value-type="string" office:string-value="    PB: 0.12," calcext:value-type="string">
            <text:p><text:s text:c="4"/>PB: 0.12,</text:p>
          </table:table-cell>
          <table:table-cell table:formula="of:=&quot;    &quot; &amp; [istTable.$A15] &amp; &quot;: &quot; &amp; [istTable.K15] &amp; &quot;,&quot;" office:value-type="string" office:string-value="    PB: 0.12," calcext:value-type="string">
            <text:p><text:s text:c="4"/>PB: 0.12,</text:p>
          </table:table-cell>
          <table:table-cell table:formula="of:=&quot;    &quot; &amp; [istTable.$A15] &amp; &quot;: &quot; &amp; [istTable.L15] &amp; &quot;,&quot;" office:value-type="string" office:string-value="    PB: 0.12," calcext:value-type="string">
            <text:p><text:s text:c="4"/>PB: 0.12,</text:p>
          </table:table-cell>
          <table:table-cell table:formula="of:=&quot;    &quot; &amp; [istTable.$A15] &amp; &quot;: &quot; &amp; [istTable.M15] &amp; &quot;,&quot;" office:value-type="string" office:string-value="    PB: 0.12," calcext:value-type="string">
            <text:p><text:s text:c="4"/>PB: 0.12,</text:p>
          </table:table-cell>
          <table:table-cell table:formula="of:=&quot;    &quot; &amp; [istTable.$A15] &amp; &quot;: &quot; &amp; [istTable.N15] &amp; &quot;,&quot;" office:value-type="string" office:string-value="    PB: 0.12," calcext:value-type="string">
            <text:p><text:s text:c="4"/>PB: 0.12,</text:p>
          </table:table-cell>
          <table:table-cell table:formula="of:=&quot;    &quot; &amp; [istTable.$A15] &amp; &quot;: &quot; &amp; [istTable.O15] &amp; &quot;,&quot;" office:value-type="string" office:string-value="    PB: 0.12," calcext:value-type="string">
            <text:p><text:s text:c="4"/>PB: 0.12,</text:p>
          </table:table-cell>
          <table:table-cell table:formula="of:=&quot;    &quot; &amp; [istTable.$A15] &amp; &quot;: &quot; &amp; [istTable.P15] &amp; &quot;,&quot;" office:value-type="string" office:string-value="    PB: 0.12," calcext:value-type="string">
            <text:p><text:s text:c="4"/>PB: 0.12,</text:p>
          </table:table-cell>
          <table:table-cell table:formula="of:=&quot;    &quot; &amp; [istTable.$A15] &amp; &quot;: &quot; &amp; [istTable.Q15] &amp; &quot;,&quot;" office:value-type="string" office:string-value="    PB: 0.12," calcext:value-type="string">
            <text:p><text:s text:c="4"/>PB: 0.12,</text:p>
          </table:table-cell>
        </table:table-row>
        <table:table-row table:style-name="ro1">
          <table:table-cell table:formula="of:=&quot;    &quot; &amp; [istTable.$A16] &amp; &quot;: &quot; &amp; [istTable.B16] &amp; &quot;,&quot;" office:value-type="string" office:string-value="    PR: 0.11," calcext:value-type="string">
            <text:p><text:s text:c="4"/>PR: 0.11,</text:p>
          </table:table-cell>
          <table:table-cell table:formula="of:=&quot;    &quot; &amp; [istTable.$A16] &amp; &quot;: &quot; &amp; [istTable.C16] &amp; &quot;,&quot;" office:value-type="string" office:string-value="    PR: 0.11," calcext:value-type="string">
            <text:p><text:s text:c="4"/>PR: 0.11,</text:p>
          </table:table-cell>
          <table:table-cell table:formula="of:=&quot;    &quot; &amp; [istTable.$A16] &amp; &quot;: &quot; &amp; [istTable.D16] &amp; &quot;,&quot;" office:value-type="string" office:string-value="    PR: 0.11," calcext:value-type="string">
            <text:p><text:s text:c="4"/>PR: 0.11,</text:p>
          </table:table-cell>
          <table:table-cell table:formula="of:=&quot;    &quot; &amp; [istTable.$A16] &amp; &quot;: &quot; &amp; [istTable.E16] &amp; &quot;,&quot;" office:value-type="string" office:string-value="    PR: 0.11," calcext:value-type="string">
            <text:p><text:s text:c="4"/>PR: 0.11,</text:p>
          </table:table-cell>
          <table:table-cell table:formula="of:=&quot;    &quot; &amp; [istTable.$A16] &amp; &quot;: &quot; &amp; [istTable.F16] &amp; &quot;,&quot;" office:value-type="string" office:string-value="    PR: 0.12," calcext:value-type="string">
            <text:p><text:s text:c="4"/>PR: 0.12,</text:p>
          </table:table-cell>
          <table:table-cell table:formula="of:=&quot;    &quot; &amp; [istTable.$A16] &amp; &quot;: &quot; &amp; [istTable.G16] &amp; &quot;,&quot;" office:value-type="string" office:string-value="    PR: 0.12," calcext:value-type="string">
            <text:p><text:s text:c="4"/>PR: 0.12,</text:p>
          </table:table-cell>
          <table:table-cell table:formula="of:=&quot;    &quot; &amp; [istTable.$A16] &amp; &quot;: &quot; &amp; [istTable.H16] &amp; &quot;,&quot;" office:value-type="string" office:string-value="    PR: 0.12," calcext:value-type="string">
            <text:p><text:s text:c="4"/>PR: 0.12,</text:p>
          </table:table-cell>
          <table:table-cell table:formula="of:=&quot;    &quot; &amp; [istTable.$A16] &amp; &quot;: &quot; &amp; [istTable.I16] &amp; &quot;,&quot;" office:value-type="string" office:string-value="    PR: 0.12," calcext:value-type="string">
            <text:p><text:s text:c="4"/>PR: 0.12,</text:p>
          </table:table-cell>
          <table:table-cell table:formula="of:=&quot;    &quot; &amp; [istTable.$A16] &amp; &quot;: &quot; &amp; [istTable.J16] &amp; &quot;,&quot;" office:value-type="string" office:string-value="    PR: 0.12," calcext:value-type="string">
            <text:p><text:s text:c="4"/>PR: 0.12,</text:p>
          </table:table-cell>
          <table:table-cell table:formula="of:=&quot;    &quot; &amp; [istTable.$A16] &amp; &quot;: &quot; &amp; [istTable.K16] &amp; &quot;,&quot;" office:value-type="string" office:string-value="    PR: 0.11," calcext:value-type="string">
            <text:p><text:s text:c="4"/>PR: 0.11,</text:p>
          </table:table-cell>
          <table:table-cell table:formula="of:=&quot;    &quot; &amp; [istTable.$A16] &amp; &quot;: &quot; &amp; [istTable.L16] &amp; &quot;,&quot;" office:value-type="string" office:string-value="    PR: 0.11," calcext:value-type="string">
            <text:p><text:s text:c="4"/>PR: 0.11,</text:p>
          </table:table-cell>
          <table:table-cell table:formula="of:=&quot;    &quot; &amp; [istTable.$A16] &amp; &quot;: &quot; &amp; [istTable.M16] &amp; &quot;,&quot;" office:value-type="string" office:string-value="    PR: 0.11," calcext:value-type="string">
            <text:p><text:s text:c="4"/>PR: 0.11,</text:p>
          </table:table-cell>
          <table:table-cell table:formula="of:=&quot;    &quot; &amp; [istTable.$A16] &amp; &quot;: &quot; &amp; [istTable.N16] &amp; &quot;,&quot;" office:value-type="string" office:string-value="    PR: 0.12," calcext:value-type="string">
            <text:p><text:s text:c="4"/>PR: 0.12,</text:p>
          </table:table-cell>
          <table:table-cell table:formula="of:=&quot;    &quot; &amp; [istTable.$A16] &amp; &quot;: &quot; &amp; [istTable.O16] &amp; &quot;,&quot;" office:value-type="string" office:string-value="    PR: 0.11," calcext:value-type="string">
            <text:p><text:s text:c="4"/>PR: 0.11,</text:p>
          </table:table-cell>
          <table:table-cell table:formula="of:=&quot;    &quot; &amp; [istTable.$A16] &amp; &quot;: &quot; &amp; [istTable.P16] &amp; &quot;,&quot;" office:value-type="string" office:string-value="    PR: 0.12," calcext:value-type="string">
            <text:p><text:s text:c="4"/>PR: 0.12,</text:p>
          </table:table-cell>
          <table:table-cell table:formula="of:=&quot;    &quot; &amp; [istTable.$A16] &amp; &quot;: &quot; &amp; [istTable.Q16] &amp; &quot;,&quot;" office:value-type="string" office:string-value="    PR: 0.12," calcext:value-type="string">
            <text:p><text:s text:c="4"/>PR: 0.12,</text:p>
          </table:table-cell>
        </table:table-row>
        <table:table-row table:style-name="ro1">
          <table:table-cell table:formula="of:=&quot;    &quot; &amp; [istTable.$A17] &amp; &quot;: &quot; &amp; [istTable.B17] &amp; &quot;,&quot;" office:value-type="string" office:string-value="    PE: 0.12," calcext:value-type="string">
            <text:p><text:s text:c="4"/>PE: 0.12,</text:p>
          </table:table-cell>
          <table:table-cell table:formula="of:=&quot;    &quot; &amp; [istTable.$A17] &amp; &quot;: &quot; &amp; [istTable.C17] &amp; &quot;,&quot;" office:value-type="string" office:string-value="    PE: 0.12," calcext:value-type="string">
            <text:p><text:s text:c="4"/>PE: 0.12,</text:p>
          </table:table-cell>
          <table:table-cell table:formula="of:=&quot;    &quot; &amp; [istTable.$A17] &amp; &quot;: &quot; &amp; [istTable.D17] &amp; &quot;,&quot;" office:value-type="string" office:string-value="    PE: 0.12," calcext:value-type="string">
            <text:p><text:s text:c="4"/>PE: 0.12,</text:p>
          </table:table-cell>
          <table:table-cell table:formula="of:=&quot;    &quot; &amp; [istTable.$A17] &amp; &quot;: &quot; &amp; [istTable.E17] &amp; &quot;,&quot;" office:value-type="string" office:string-value="    PE: 0.12," calcext:value-type="string">
            <text:p><text:s text:c="4"/>PE: 0.12,</text:p>
          </table:table-cell>
          <table:table-cell table:formula="of:=&quot;    &quot; &amp; [istTable.$A17] &amp; &quot;: &quot; &amp; [istTable.F17] &amp; &quot;,&quot;" office:value-type="string" office:string-value="    PE: 0.12," calcext:value-type="string">
            <text:p><text:s text:c="4"/>PE: 0.12,</text:p>
          </table:table-cell>
          <table:table-cell table:formula="of:=&quot;    &quot; &amp; [istTable.$A17] &amp; &quot;: &quot; &amp; [istTable.G17] &amp; &quot;,&quot;" office:value-type="string" office:string-value="    PE: 0.12," calcext:value-type="string">
            <text:p><text:s text:c="4"/>PE: 0.12,</text:p>
          </table:table-cell>
          <table:table-cell table:formula="of:=&quot;    &quot; &amp; [istTable.$A17] &amp; &quot;: &quot; &amp; [istTable.H17] &amp; &quot;,&quot;" office:value-type="string" office:string-value="    PE: 0.12," calcext:value-type="string">
            <text:p><text:s text:c="4"/>PE: 0.12,</text:p>
          </table:table-cell>
          <table:table-cell table:formula="of:=&quot;    &quot; &amp; [istTable.$A17] &amp; &quot;: &quot; &amp; [istTable.I17] &amp; &quot;,&quot;" office:value-type="string" office:string-value="    PE: 0.12," calcext:value-type="string">
            <text:p><text:s text:c="4"/>PE: 0.12,</text:p>
          </table:table-cell>
          <table:table-cell table:formula="of:=&quot;    &quot; &amp; [istTable.$A17] &amp; &quot;: &quot; &amp; [istTable.J17] &amp; &quot;,&quot;" office:value-type="string" office:string-value="    PE: 0.12," calcext:value-type="string">
            <text:p><text:s text:c="4"/>PE: 0.12,</text:p>
          </table:table-cell>
          <table:table-cell table:formula="of:=&quot;    &quot; &amp; [istTable.$A17] &amp; &quot;: &quot; &amp; [istTable.K17] &amp; &quot;,&quot;" office:value-type="string" office:string-value="    PE: 0.12," calcext:value-type="string">
            <text:p><text:s text:c="4"/>PE: 0.12,</text:p>
          </table:table-cell>
          <table:table-cell table:formula="of:=&quot;    &quot; &amp; [istTable.$A17] &amp; &quot;: &quot; &amp; [istTable.L17] &amp; &quot;,&quot;" office:value-type="string" office:string-value="    PE: 0.12," calcext:value-type="string">
            <text:p><text:s text:c="4"/>PE: 0.12,</text:p>
          </table:table-cell>
          <table:table-cell table:formula="of:=&quot;    &quot; &amp; [istTable.$A17] &amp; &quot;: &quot; &amp; [istTable.M17] &amp; &quot;,&quot;" office:value-type="string" office:string-value="    PE: 0.06," calcext:value-type="string">
            <text:p><text:s text:c="4"/>PE: 0.06,</text:p>
          </table:table-cell>
          <table:table-cell table:formula="of:=&quot;    &quot; &amp; [istTable.$A17] &amp; &quot;: &quot; &amp; [istTable.N17] &amp; &quot;,&quot;" office:value-type="string" office:string-value="    PE: 0.12," calcext:value-type="string">
            <text:p><text:s text:c="4"/>PE: 0.12,</text:p>
          </table:table-cell>
          <table:table-cell table:formula="of:=&quot;    &quot; &amp; [istTable.$A17] &amp; &quot;: &quot; &amp; [istTable.O17] &amp; &quot;,&quot;" office:value-type="string" office:string-value="    PE: 0.12," calcext:value-type="string">
            <text:p><text:s text:c="4"/>PE: 0.12,</text:p>
          </table:table-cell>
          <table:table-cell table:formula="of:=&quot;    &quot; &amp; [istTable.$A17] &amp; &quot;: &quot; &amp; [istTable.P17] &amp; &quot;,&quot;" office:value-type="string" office:string-value="    PE: 0.12," calcext:value-type="string">
            <text:p><text:s text:c="4"/>PE: 0.12,</text:p>
          </table:table-cell>
          <table:table-cell table:formula="of:=&quot;    &quot; &amp; [istTable.$A17] &amp; &quot;: &quot; &amp; [istTable.Q17] &amp; &quot;,&quot;" office:value-type="string" office:string-value="    PE: 0.12," calcext:value-type="string">
            <text:p><text:s text:c="4"/>PE: 0.12,</text:p>
          </table:table-cell>
        </table:table-row>
        <table:table-row table:style-name="ro1">
          <table:table-cell table:formula="of:=&quot;    &quot; &amp; [istTable.$A18] &amp; &quot;: &quot; &amp; [istTable.B18] &amp; &quot;,&quot;" office:value-type="string" office:string-value="    PI: 0.12," calcext:value-type="string">
            <text:p><text:s text:c="4"/>PI: 0.12,</text:p>
          </table:table-cell>
          <table:table-cell table:formula="of:=&quot;    &quot; &amp; [istTable.$A18] &amp; &quot;: &quot; &amp; [istTable.C18] &amp; &quot;,&quot;" office:value-type="string" office:string-value="    PI: 0.05," calcext:value-type="string">
            <text:p><text:s text:c="4"/>PI: 0.05,</text:p>
          </table:table-cell>
          <table:table-cell table:formula="of:=&quot;    &quot; &amp; [istTable.$A18] &amp; &quot;: &quot; &amp; [istTable.D18] &amp; &quot;,&quot;" office:value-type="string" office:string-value="    PI: 0.12," calcext:value-type="string">
            <text:p><text:s text:c="4"/>PI: 0.12,</text:p>
          </table:table-cell>
          <table:table-cell table:formula="of:=&quot;    &quot; &amp; [istTable.$A18] &amp; &quot;: &quot; &amp; [istTable.E18] &amp; &quot;,&quot;" office:value-type="string" office:string-value="    PI: 0.12," calcext:value-type="string">
            <text:p><text:s text:c="4"/>PI: 0.12,</text:p>
          </table:table-cell>
          <table:table-cell table:formula="of:=&quot;    &quot; &amp; [istTable.$A18] &amp; &quot;: &quot; &amp; [istTable.F18] &amp; &quot;,&quot;" office:value-type="string" office:string-value="    PI: 0.12," calcext:value-type="string">
            <text:p><text:s text:c="4"/>PI: 0.12,</text:p>
          </table:table-cell>
          <table:table-cell table:formula="of:=&quot;    &quot; &amp; [istTable.$A18] &amp; &quot;: &quot; &amp; [istTable.G18] &amp; &quot;,&quot;" office:value-type="string" office:string-value="    PI: 0.12," calcext:value-type="string">
            <text:p><text:s text:c="4"/>PI: 0.12,</text:p>
          </table:table-cell>
          <table:table-cell table:formula="of:=&quot;    &quot; &amp; [istTable.$A18] &amp; &quot;: &quot; &amp; [istTable.H18] &amp; &quot;,&quot;" office:value-type="string" office:string-value="    PI: 0.12," calcext:value-type="string">
            <text:p><text:s text:c="4"/>PI: 0.12,</text:p>
          </table:table-cell>
          <table:table-cell table:formula="of:=&quot;    &quot; &amp; [istTable.$A18] &amp; &quot;: &quot; &amp; [istTable.I18] &amp; &quot;,&quot;" office:value-type="string" office:string-value="    PI: 0.12," calcext:value-type="string">
            <text:p><text:s text:c="4"/>PI: 0.12,</text:p>
          </table:table-cell>
          <table:table-cell table:formula="of:=&quot;    &quot; &amp; [istTable.$A18] &amp; &quot;: &quot; &amp; [istTable.J18] &amp; &quot;,&quot;" office:value-type="string" office:string-value="    PI: 0.13," calcext:value-type="string">
            <text:p><text:s text:c="4"/>PI: 0.13,</text:p>
          </table:table-cell>
          <table:table-cell table:formula="of:=&quot;    &quot; &amp; [istTable.$A18] &amp; &quot;: &quot; &amp; [istTable.K18] &amp; &quot;,&quot;" office:value-type="string" office:string-value="    PI: 0.12," calcext:value-type="string">
            <text:p><text:s text:c="4"/>PI: 0.12,</text:p>
          </table:table-cell>
          <table:table-cell table:formula="of:=&quot;    &quot; &amp; [istTable.$A18] &amp; &quot;: &quot; &amp; [istTable.L18] &amp; &quot;,&quot;" office:value-type="string" office:string-value="    PI: 0.12," calcext:value-type="string">
            <text:p><text:s text:c="4"/>PI: 0.12,</text:p>
          </table:table-cell>
          <table:table-cell table:formula="of:=&quot;    &quot; &amp; [istTable.$A18] &amp; &quot;: &quot; &amp; [istTable.M18] &amp; &quot;,&quot;" office:value-type="string" office:string-value="    PI: 0.12," calcext:value-type="string">
            <text:p><text:s text:c="4"/>PI: 0.12,</text:p>
          </table:table-cell>
          <table:table-cell table:formula="of:=&quot;    &quot; &amp; [istTable.$A18] &amp; &quot;: &quot; &amp; [istTable.N18] &amp; &quot;,&quot;" office:value-type="string" office:string-value="    PI: 0.12," calcext:value-type="string">
            <text:p><text:s text:c="4"/>PI: 0.12,</text:p>
          </table:table-cell>
          <table:table-cell table:formula="of:=&quot;    &quot; &amp; [istTable.$A18] &amp; &quot;: &quot; &amp; [istTable.O18] &amp; &quot;,&quot;" office:value-type="string" office:string-value="    PI: 0.12," calcext:value-type="string">
            <text:p><text:s text:c="4"/>PI: 0.12,</text:p>
          </table:table-cell>
          <table:table-cell table:formula="of:=&quot;    &quot; &amp; [istTable.$A18] &amp; &quot;: &quot; &amp; [istTable.P18] &amp; &quot;,&quot;" office:value-type="string" office:string-value="    PI: 0.12," calcext:value-type="string">
            <text:p><text:s text:c="4"/>PI: 0.12,</text:p>
          </table:table-cell>
          <table:table-cell table:formula="of:=&quot;    &quot; &amp; [istTable.$A18] &amp; &quot;: &quot; &amp; [istTable.Q18] &amp; &quot;,&quot;" office:value-type="string" office:string-value="    PI: 0.12," calcext:value-type="string">
            <text:p><text:s text:c="4"/>PI: 0.12,</text:p>
          </table:table-cell>
        </table:table-row>
        <table:table-row table:style-name="ro1">
          <table:table-cell table:formula="of:=&quot;    &quot; &amp; [istTable.$A19] &amp; &quot;: &quot; &amp; [istTable.B19] &amp; &quot;,&quot;" office:value-type="string" office:string-value="    RN: 0.12," calcext:value-type="string">
            <text:p><text:s text:c="4"/>RN: 0.12,</text:p>
          </table:table-cell>
          <table:table-cell table:formula="of:=&quot;    &quot; &amp; [istTable.$A19] &amp; &quot;: &quot; &amp; [istTable.C19] &amp; &quot;,&quot;" office:value-type="string" office:string-value="    RN: 0.12," calcext:value-type="string">
            <text:p><text:s text:c="4"/>RN: 0.12,</text:p>
          </table:table-cell>
          <table:table-cell table:formula="of:=&quot;    &quot; &amp; [istTable.$A19] &amp; &quot;: &quot; &amp; [istTable.D19] &amp; &quot;,&quot;" office:value-type="string" office:string-value="    RN: 0.12," calcext:value-type="string">
            <text:p><text:s text:c="4"/>RN: 0.12,</text:p>
          </table:table-cell>
          <table:table-cell table:formula="of:=&quot;    &quot; &amp; [istTable.$A19] &amp; &quot;: &quot; &amp; [istTable.E19] &amp; &quot;,&quot;" office:value-type="string" office:string-value="    RN: 0.12," calcext:value-type="string">
            <text:p><text:s text:c="4"/>RN: 0.12,</text:p>
          </table:table-cell>
          <table:table-cell table:formula="of:=&quot;    &quot; &amp; [istTable.$A19] &amp; &quot;: &quot; &amp; [istTable.F19] &amp; &quot;,&quot;" office:value-type="string" office:string-value="    RN: 0.12," calcext:value-type="string">
            <text:p><text:s text:c="4"/>RN: 0.12,</text:p>
          </table:table-cell>
          <table:table-cell table:formula="of:=&quot;    &quot; &amp; [istTable.$A19] &amp; &quot;: &quot; &amp; [istTable.G19] &amp; &quot;,&quot;" office:value-type="string" office:string-value="    RN: 0.12," calcext:value-type="string">
            <text:p><text:s text:c="4"/>RN: 0.12,</text:p>
          </table:table-cell>
          <table:table-cell table:formula="of:=&quot;    &quot; &amp; [istTable.$A19] &amp; &quot;: &quot; &amp; [istTable.H19] &amp; &quot;,&quot;" office:value-type="string" office:string-value="    RN: 0.12," calcext:value-type="string">
            <text:p><text:s text:c="4"/>RN: 0.12,</text:p>
          </table:table-cell>
          <table:table-cell table:formula="of:=&quot;    &quot; &amp; [istTable.$A19] &amp; &quot;: &quot; &amp; [istTable.I19] &amp; &quot;,&quot;" office:value-type="string" office:string-value="    RN: 0.12," calcext:value-type="string">
            <text:p><text:s text:c="4"/>RN: 0.12,</text:p>
          </table:table-cell>
          <table:table-cell table:formula="of:=&quot;    &quot; &amp; [istTable.$A19] &amp; &quot;: &quot; &amp; [istTable.J19] &amp; &quot;,&quot;" office:value-type="string" office:string-value="    RN: 0.12," calcext:value-type="string">
            <text:p><text:s text:c="4"/>RN: 0.12,</text:p>
          </table:table-cell>
          <table:table-cell table:formula="of:=&quot;    &quot; &amp; [istTable.$A19] &amp; &quot;: &quot; &amp; [istTable.K19] &amp; &quot;,&quot;" office:value-type="string" office:string-value="    RN: 0.12," calcext:value-type="string">
            <text:p><text:s text:c="4"/>RN: 0.12,</text:p>
          </table:table-cell>
          <table:table-cell table:formula="of:=&quot;    &quot; &amp; [istTable.$A19] &amp; &quot;: &quot; &amp; [istTable.L19] &amp; &quot;,&quot;" office:value-type="string" office:string-value="    RN: 0.12," calcext:value-type="string">
            <text:p><text:s text:c="4"/>RN: 0.12,</text:p>
          </table:table-cell>
          <table:table-cell table:formula="of:=&quot;    &quot; &amp; [istTable.$A19] &amp; &quot;: &quot; &amp; [istTable.M19] &amp; &quot;,&quot;" office:value-type="string" office:string-value="    RN: 0.12," calcext:value-type="string">
            <text:p><text:s text:c="4"/>RN: 0.12,</text:p>
          </table:table-cell>
          <table:table-cell table:formula="of:=&quot;    &quot; &amp; [istTable.$A19] &amp; &quot;: &quot; &amp; [istTable.N19] &amp; &quot;,&quot;" office:value-type="string" office:string-value="    RN: 0.12," calcext:value-type="string">
            <text:p><text:s text:c="4"/>RN: 0.12,</text:p>
          </table:table-cell>
          <table:table-cell table:formula="of:=&quot;    &quot; &amp; [istTable.$A19] &amp; &quot;: &quot; &amp; [istTable.O19] &amp; &quot;,&quot;" office:value-type="string" office:string-value="    RN: 0.12," calcext:value-type="string">
            <text:p><text:s text:c="4"/>RN: 0.12,</text:p>
          </table:table-cell>
          <table:table-cell table:formula="of:=&quot;    &quot; &amp; [istTable.$A19] &amp; &quot;: &quot; &amp; [istTable.P19] &amp; &quot;,&quot;" office:value-type="string" office:string-value="    RN: 0.12," calcext:value-type="string">
            <text:p><text:s text:c="4"/>RN: 0.12,</text:p>
          </table:table-cell>
          <table:table-cell table:formula="of:=&quot;    &quot; &amp; [istTable.$A19] &amp; &quot;: &quot; &amp; [istTable.Q19] &amp; &quot;,&quot;" office:value-type="string" office:string-value="    RN: 0.12," calcext:value-type="string">
            <text:p><text:s text:c="4"/>RN: 0.12,</text:p>
          </table:table-cell>
        </table:table-row>
        <table:table-row table:style-name="ro1">
          <table:table-cell table:formula="of:=&quot;    &quot; &amp; [istTable.$A20] &amp; &quot;: &quot; &amp; [istTable.B20] &amp; &quot;,&quot;" office:value-type="string" office:string-value="    RS: 0.12," calcext:value-type="string">
            <text:p><text:s text:c="4"/>RS: 0.12,</text:p>
          </table:table-cell>
          <table:table-cell table:formula="of:=&quot;    &quot; &amp; [istTable.$A20] &amp; &quot;: &quot; &amp; [istTable.C20] &amp; &quot;,&quot;" office:value-type="string" office:string-value="    RS: 0.12," calcext:value-type="string">
            <text:p><text:s text:c="4"/>RS: 0.12,</text:p>
          </table:table-cell>
          <table:table-cell table:formula="of:=&quot;    &quot; &amp; [istTable.$A20] &amp; &quot;: &quot; &amp; [istTable.D20] &amp; &quot;,&quot;" office:value-type="string" office:string-value="    RS: 0.12," calcext:value-type="string">
            <text:p><text:s text:c="4"/>RS: 0.12,</text:p>
          </table:table-cell>
          <table:table-cell table:formula="of:=&quot;    &quot; &amp; [istTable.$A20] &amp; &quot;: &quot; &amp; [istTable.E20] &amp; &quot;,&quot;" office:value-type="string" office:string-value="    RS: 0.12," calcext:value-type="string">
            <text:p><text:s text:c="4"/>RS: 0.12,</text:p>
          </table:table-cell>
          <table:table-cell table:formula="of:=&quot;    &quot; &amp; [istTable.$A20] &amp; &quot;: &quot; &amp; [istTable.F20] &amp; &quot;,&quot;" office:value-type="string" office:string-value="    RS: 0.12," calcext:value-type="string">
            <text:p><text:s text:c="4"/>RS: 0.12,</text:p>
          </table:table-cell>
          <table:table-cell table:formula="of:=&quot;    &quot; &amp; [istTable.$A20] &amp; &quot;: &quot; &amp; [istTable.G20] &amp; &quot;,&quot;" office:value-type="string" office:string-value="    RS: 0.12," calcext:value-type="string">
            <text:p><text:s text:c="4"/>RS: 0.12,</text:p>
          </table:table-cell>
          <table:table-cell table:formula="of:=&quot;    &quot; &amp; [istTable.$A20] &amp; &quot;: &quot; &amp; [istTable.H20] &amp; &quot;,&quot;" office:value-type="string" office:string-value="    RS: 0.12," calcext:value-type="string">
            <text:p><text:s text:c="4"/>RS: 0.12,</text:p>
          </table:table-cell>
          <table:table-cell table:formula="of:=&quot;    &quot; &amp; [istTable.$A20] &amp; &quot;: &quot; &amp; [istTable.I20] &amp; &quot;,&quot;" office:value-type="string" office:string-value="    RS: 0.12," calcext:value-type="string">
            <text:p><text:s text:c="4"/>RS: 0.12,</text:p>
          </table:table-cell>
          <table:table-cell table:formula="of:=&quot;    &quot; &amp; [istTable.$A20] &amp; &quot;: &quot; &amp; [istTable.J20] &amp; &quot;,&quot;" office:value-type="string" office:string-value="    RS: 0.12," calcext:value-type="string">
            <text:p><text:s text:c="4"/>RS: 0.12,</text:p>
          </table:table-cell>
          <table:table-cell table:formula="of:=&quot;    &quot; &amp; [istTable.$A20] &amp; &quot;: &quot; &amp; [istTable.K20] &amp; &quot;,&quot;" office:value-type="string" office:string-value="    RS: 0.12," calcext:value-type="string">
            <text:p><text:s text:c="4"/>RS: 0.12,</text:p>
          </table:table-cell>
          <table:table-cell table:formula="of:=&quot;    &quot; &amp; [istTable.$A20] &amp; &quot;: &quot; &amp; [istTable.L20] &amp; &quot;,&quot;" office:value-type="string" office:string-value="    RS: 0.12," calcext:value-type="string">
            <text:p><text:s text:c="4"/>RS: 0.12,</text:p>
          </table:table-cell>
          <table:table-cell table:formula="of:=&quot;    &quot; &amp; [istTable.$A20] &amp; &quot;: &quot; &amp; [istTable.M20] &amp; &quot;,&quot;" office:value-type="string" office:string-value="    RS: 0.12," calcext:value-type="string">
            <text:p><text:s text:c="4"/>RS: 0.12,</text:p>
          </table:table-cell>
          <table:table-cell table:formula="of:=&quot;    &quot; &amp; [istTable.$A20] &amp; &quot;: &quot; &amp; [istTable.N20] &amp; &quot;,&quot;" office:value-type="string" office:string-value="    RS: 0.12," calcext:value-type="string">
            <text:p><text:s text:c="4"/>RS: 0.12,</text:p>
          </table:table-cell>
          <table:table-cell table:formula="of:=&quot;    &quot; &amp; [istTable.$A20] &amp; &quot;: &quot; &amp; [istTable.O20] &amp; &quot;,&quot;" office:value-type="string" office:string-value="    RS: 0.12," calcext:value-type="string">
            <text:p><text:s text:c="4"/>RS: 0.12,</text:p>
          </table:table-cell>
          <table:table-cell table:formula="of:=&quot;    &quot; &amp; [istTable.$A20] &amp; &quot;: &quot; &amp; [istTable.P20] &amp; &quot;,&quot;" office:value-type="string" office:string-value="    RS: 0.05," calcext:value-type="string">
            <text:p><text:s text:c="4"/>RS: 0.05,</text:p>
          </table:table-cell>
          <table:table-cell table:formula="of:=&quot;    &quot; &amp; [istTable.$A20] &amp; &quot;: &quot; &amp; [istTable.Q20] &amp; &quot;,&quot;" office:value-type="string" office:string-value="    RS: 0.12," calcext:value-type="string">
            <text:p><text:s text:c="4"/>RS: 0.12,</text:p>
          </table:table-cell>
        </table:table-row>
        <table:table-row table:style-name="ro1">
          <table:table-cell table:formula="of:=&quot;    &quot; &amp; [istTable.$A21] &amp; &quot;: &quot; &amp; [istTable.B21] &amp; &quot;,&quot;" office:value-type="string" office:string-value="    RJ: 0.12," calcext:value-type="string">
            <text:p><text:s text:c="4"/>RJ: 0.12,</text:p>
          </table:table-cell>
          <table:table-cell table:formula="of:=&quot;    &quot; &amp; [istTable.$A21] &amp; &quot;: &quot; &amp; [istTable.C21] &amp; &quot;,&quot;" office:value-type="string" office:string-value="    RJ: 0.12," calcext:value-type="string">
            <text:p><text:s text:c="4"/>RJ: 0.12,</text:p>
          </table:table-cell>
          <table:table-cell table:formula="of:=&quot;    &quot; &amp; [istTable.$A21] &amp; &quot;: &quot; &amp; [istTable.D21] &amp; &quot;,&quot;" office:value-type="string" office:string-value="    RJ: 0.12," calcext:value-type="string">
            <text:p><text:s text:c="4"/>RJ: 0.12,</text:p>
          </table:table-cell>
          <table:table-cell table:formula="of:=&quot;    &quot; &amp; [istTable.$A21] &amp; &quot;: &quot; &amp; [istTable.E21] &amp; &quot;,&quot;" office:value-type="string" office:string-value="    RJ: 0.12," calcext:value-type="string">
            <text:p><text:s text:c="4"/>RJ: 0.12,</text:p>
          </table:table-cell>
          <table:table-cell table:formula="of:=&quot;    &quot; &amp; [istTable.$A21] &amp; &quot;: &quot; &amp; [istTable.F21] &amp; &quot;,&quot;" office:value-type="string" office:string-value="    RJ: 0.12," calcext:value-type="string">
            <text:p><text:s text:c="4"/>RJ: 0.12,</text:p>
          </table:table-cell>
          <table:table-cell table:formula="of:=&quot;    &quot; &amp; [istTable.$A21] &amp; &quot;: &quot; &amp; [istTable.G21] &amp; &quot;,&quot;" office:value-type="string" office:string-value="    RJ: 0.12," calcext:value-type="string">
            <text:p><text:s text:c="4"/>RJ: 0.12,</text:p>
          </table:table-cell>
          <table:table-cell table:formula="of:=&quot;    &quot; &amp; [istTable.$A21] &amp; &quot;: &quot; &amp; [istTable.H21] &amp; &quot;,&quot;" office:value-type="string" office:string-value="    RJ: 0.12," calcext:value-type="string">
            <text:p><text:s text:c="4"/>RJ: 0.12,</text:p>
          </table:table-cell>
          <table:table-cell table:formula="of:=&quot;    &quot; &amp; [istTable.$A21] &amp; &quot;: &quot; &amp; [istTable.I21] &amp; &quot;,&quot;" office:value-type="string" office:string-value="    RJ: 0.12," calcext:value-type="string">
            <text:p><text:s text:c="4"/>RJ: 0.12,</text:p>
          </table:table-cell>
          <table:table-cell table:formula="of:=&quot;    &quot; &amp; [istTable.$A21] &amp; &quot;: &quot; &amp; [istTable.J21] &amp; &quot;,&quot;" office:value-type="string" office:string-value="    RJ: 0.13," calcext:value-type="string">
            <text:p><text:s text:c="4"/>RJ: 0.13,</text:p>
          </table:table-cell>
          <table:table-cell table:formula="of:=&quot;    &quot; &amp; [istTable.$A21] &amp; &quot;: &quot; &amp; [istTable.K21] &amp; &quot;,&quot;" office:value-type="string" office:string-value="    RJ: 0.12," calcext:value-type="string">
            <text:p><text:s text:c="4"/>RJ: 0.12,</text:p>
          </table:table-cell>
          <table:table-cell table:formula="of:=&quot;    &quot; &amp; [istTable.$A21] &amp; &quot;: &quot; &amp; [istTable.L21] &amp; &quot;,&quot;" office:value-type="string" office:string-value="    RJ: 0.12," calcext:value-type="string">
            <text:p><text:s text:c="4"/>RJ: 0.12,</text:p>
          </table:table-cell>
          <table:table-cell table:formula="of:=&quot;    &quot; &amp; [istTable.$A21] &amp; &quot;: &quot; &amp; [istTable.M21] &amp; &quot;,&quot;" office:value-type="string" office:string-value="    RJ: 0.12," calcext:value-type="string">
            <text:p><text:s text:c="4"/>RJ: 0.12,</text:p>
          </table:table-cell>
          <table:table-cell table:formula="of:=&quot;    &quot; &amp; [istTable.$A21] &amp; &quot;: &quot; &amp; [istTable.N21] &amp; &quot;,&quot;" office:value-type="string" office:string-value="    RJ: 0.13," calcext:value-type="string">
            <text:p><text:s text:c="4"/>RJ: 0.13,</text:p>
          </table:table-cell>
          <table:table-cell table:formula="of:=&quot;    &quot; &amp; [istTable.$A21] &amp; &quot;: &quot; &amp; [istTable.O21] &amp; &quot;,&quot;" office:value-type="string" office:string-value="    RJ: 0.12," calcext:value-type="string">
            <text:p><text:s text:c="4"/>RJ: 0.12,</text:p>
          </table:table-cell>
          <table:table-cell table:formula="of:=&quot;    &quot; &amp; [istTable.$A21] &amp; &quot;: &quot; &amp; [istTable.P21] &amp; &quot;,&quot;" office:value-type="string" office:string-value="    RJ: 0.12," calcext:value-type="string">
            <text:p><text:s text:c="4"/>RJ: 0.12,</text:p>
          </table:table-cell>
          <table:table-cell table:formula="of:=&quot;    &quot; &amp; [istTable.$A21] &amp; &quot;: &quot; &amp; [istTable.Q21] &amp; &quot;,&quot;" office:value-type="string" office:string-value="    RJ: 0.12," calcext:value-type="string">
            <text:p><text:s text:c="4"/>RJ: 0.12,</text:p>
          </table:table-cell>
        </table:table-row>
        <table:table-row table:style-name="ro1">
          <table:table-cell table:formula="of:=&quot;    &quot; &amp; [istTable.$A22] &amp; &quot;: &quot; &amp; [istTable.B22] &amp; &quot;,&quot;" office:value-type="string" office:string-value="    RO: 0.12," calcext:value-type="string">
            <text:p><text:s text:c="4"/>RO: 0.12,</text:p>
          </table:table-cell>
          <table:table-cell table:formula="of:=&quot;    &quot; &amp; [istTable.$A22] &amp; &quot;: &quot; &amp; [istTable.C22] &amp; &quot;,&quot;" office:value-type="string" office:string-value="    RO: 0.12," calcext:value-type="string">
            <text:p><text:s text:c="4"/>RO: 0.12,</text:p>
          </table:table-cell>
          <table:table-cell table:formula="of:=&quot;    &quot; &amp; [istTable.$A22] &amp; &quot;: &quot; &amp; [istTable.D22] &amp; &quot;,&quot;" office:value-type="string" office:string-value="    RO: 0.12," calcext:value-type="string">
            <text:p><text:s text:c="4"/>RO: 0.12,</text:p>
          </table:table-cell>
          <table:table-cell table:formula="of:=&quot;    &quot; &amp; [istTable.$A22] &amp; &quot;: &quot; &amp; [istTable.E22] &amp; &quot;,&quot;" office:value-type="string" office:string-value="    RO: 0.12," calcext:value-type="string">
            <text:p><text:s text:c="4"/>RO: 0.12,</text:p>
          </table:table-cell>
          <table:table-cell table:formula="of:=&quot;    &quot; &amp; [istTable.$A22] &amp; &quot;: &quot; &amp; [istTable.F22] &amp; &quot;,&quot;" office:value-type="string" office:string-value="    RO: 0.12," calcext:value-type="string">
            <text:p><text:s text:c="4"/>RO: 0.12,</text:p>
          </table:table-cell>
          <table:table-cell table:formula="of:=&quot;    &quot; &amp; [istTable.$A22] &amp; &quot;: &quot; &amp; [istTable.G22] &amp; &quot;,&quot;" office:value-type="string" office:string-value="    RO: 0.12," calcext:value-type="string">
            <text:p><text:s text:c="4"/>RO: 0.12,</text:p>
          </table:table-cell>
          <table:table-cell table:formula="of:=&quot;    &quot; &amp; [istTable.$A22] &amp; &quot;: &quot; &amp; [istTable.H22] &amp; &quot;,&quot;" office:value-type="string" office:string-value="    RO: 0.12," calcext:value-type="string">
            <text:p><text:s text:c="4"/>RO: 0.12,</text:p>
          </table:table-cell>
          <table:table-cell table:formula="of:=&quot;    &quot; &amp; [istTable.$A22] &amp; &quot;: &quot; &amp; [istTable.I22] &amp; &quot;,&quot;" office:value-type="string" office:string-value="    RO: 0.12," calcext:value-type="string">
            <text:p><text:s text:c="4"/>RO: 0.12,</text:p>
          </table:table-cell>
          <table:table-cell table:formula="of:=&quot;    &quot; &amp; [istTable.$A22] &amp; &quot;: &quot; &amp; [istTable.J22] &amp; &quot;,&quot;" office:value-type="string" office:string-value="    RO: 0.12," calcext:value-type="string">
            <text:p><text:s text:c="4"/>RO: 0.12,</text:p>
          </table:table-cell>
          <table:table-cell table:formula="of:=&quot;    &quot; &amp; [istTable.$A22] &amp; &quot;: &quot; &amp; [istTable.K22] &amp; &quot;,&quot;" office:value-type="string" office:string-value="    RO: 0.12," calcext:value-type="string">
            <text:p><text:s text:c="4"/>RO: 0.12,</text:p>
          </table:table-cell>
          <table:table-cell table:formula="of:=&quot;    &quot; &amp; [istTable.$A22] &amp; &quot;: &quot; &amp; [istTable.L22] &amp; &quot;,&quot;" office:value-type="string" office:string-value="    RO: 0.12," calcext:value-type="string">
            <text:p><text:s text:c="4"/>RO: 0.12,</text:p>
          </table:table-cell>
          <table:table-cell table:formula="of:=&quot;    &quot; &amp; [istTable.$A22] &amp; &quot;: &quot; &amp; [istTable.M22] &amp; &quot;,&quot;" office:value-type="string" office:string-value="    RO: 0.05," calcext:value-type="string">
            <text:p><text:s text:c="4"/>RO: 0.05,</text:p>
          </table:table-cell>
          <table:table-cell table:formula="of:=&quot;    &quot; &amp; [istTable.$A22] &amp; &quot;: &quot; &amp; [istTable.N22] &amp; &quot;,&quot;" office:value-type="string" office:string-value="    RO: 0.12," calcext:value-type="string">
            <text:p><text:s text:c="4"/>RO: 0.12,</text:p>
          </table:table-cell>
          <table:table-cell table:formula="of:=&quot;    &quot; &amp; [istTable.$A22] &amp; &quot;: &quot; &amp; [istTable.O22] &amp; &quot;,&quot;" office:value-type="string" office:string-value="    RO: 0.12," calcext:value-type="string">
            <text:p><text:s text:c="4"/>RO: 0.12,</text:p>
          </table:table-cell>
          <table:table-cell table:formula="of:=&quot;    &quot; &amp; [istTable.$A22] &amp; &quot;: &quot; &amp; [istTable.P22] &amp; &quot;,&quot;" office:value-type="string" office:string-value="    RO: 0.12," calcext:value-type="string">
            <text:p><text:s text:c="4"/>RO: 0.12,</text:p>
          </table:table-cell>
          <table:table-cell table:formula="of:=&quot;    &quot; &amp; [istTable.$A22] &amp; &quot;: &quot; &amp; [istTable.Q22] &amp; &quot;,&quot;" office:value-type="string" office:string-value="    RO: 0.12," calcext:value-type="string">
            <text:p><text:s text:c="4"/>RO: 0.12,</text:p>
          </table:table-cell>
        </table:table-row>
        <table:table-row table:style-name="ro1">
          <table:table-cell table:formula="of:=&quot;    &quot; &amp; [istTable.$A23] &amp; &quot;: &quot; &amp; [istTable.B23] &amp; &quot;,&quot;" office:value-type="string" office:string-value="    RR: 0.12," calcext:value-type="string">
            <text:p><text:s text:c="4"/>RR: 0.12,</text:p>
          </table:table-cell>
          <table:table-cell table:formula="of:=&quot;    &quot; &amp; [istTable.$A23] &amp; &quot;: &quot; &amp; [istTable.C23] &amp; &quot;,&quot;" office:value-type="string" office:string-value="    RR: 0.12," calcext:value-type="string">
            <text:p><text:s text:c="4"/>RR: 0.12,</text:p>
          </table:table-cell>
          <table:table-cell table:formula="of:=&quot;    &quot; &amp; [istTable.$A23] &amp; &quot;: &quot; &amp; [istTable.D23] &amp; &quot;,&quot;" office:value-type="string" office:string-value="    RR: 0.12," calcext:value-type="string">
            <text:p><text:s text:c="4"/>RR: 0.12,</text:p>
          </table:table-cell>
          <table:table-cell table:formula="of:=&quot;    &quot; &amp; [istTable.$A23] &amp; &quot;: &quot; &amp; [istTable.E23] &amp; &quot;,&quot;" office:value-type="string" office:string-value="    RR: 0.12," calcext:value-type="string">
            <text:p><text:s text:c="4"/>RR: 0.12,</text:p>
          </table:table-cell>
          <table:table-cell table:formula="of:=&quot;    &quot; &amp; [istTable.$A23] &amp; &quot;: &quot; &amp; [istTable.F23] &amp; &quot;,&quot;" office:value-type="string" office:string-value="    RR: 0.12," calcext:value-type="string">
            <text:p><text:s text:c="4"/>RR: 0.12,</text:p>
          </table:table-cell>
          <table:table-cell table:formula="of:=&quot;    &quot; &amp; [istTable.$A23] &amp; &quot;: &quot; &amp; [istTable.G23] &amp; &quot;,&quot;" office:value-type="string" office:string-value="    RR: 0.12," calcext:value-type="string">
            <text:p><text:s text:c="4"/>RR: 0.12,</text:p>
          </table:table-cell>
          <table:table-cell table:formula="of:=&quot;    &quot; &amp; [istTable.$A23] &amp; &quot;: &quot; &amp; [istTable.H23] &amp; &quot;,&quot;" office:value-type="string" office:string-value="    RR: 0.12," calcext:value-type="string">
            <text:p><text:s text:c="4"/>RR: 0.12,</text:p>
          </table:table-cell>
          <table:table-cell table:formula="of:=&quot;    &quot; &amp; [istTable.$A23] &amp; &quot;: &quot; &amp; [istTable.I23] &amp; &quot;,&quot;" office:value-type="string" office:string-value="    RR: 0.12," calcext:value-type="string">
            <text:p><text:s text:c="4"/>RR: 0.12,</text:p>
          </table:table-cell>
          <table:table-cell table:formula="of:=&quot;    &quot; &amp; [istTable.$A23] &amp; &quot;: &quot; &amp; [istTable.J23] &amp; &quot;,&quot;" office:value-type="string" office:string-value="    RR: 0.12," calcext:value-type="string">
            <text:p><text:s text:c="4"/>RR: 0.12,</text:p>
          </table:table-cell>
          <table:table-cell table:formula="of:=&quot;    &quot; &amp; [istTable.$A23] &amp; &quot;: &quot; &amp; [istTable.K23] &amp; &quot;,&quot;" office:value-type="string" office:string-value="    RR: 0.12," calcext:value-type="string">
            <text:p><text:s text:c="4"/>RR: 0.12,</text:p>
          </table:table-cell>
          <table:table-cell table:formula="of:=&quot;    &quot; &amp; [istTable.$A23] &amp; &quot;: &quot; &amp; [istTable.L23] &amp; &quot;,&quot;" office:value-type="string" office:string-value="    RR: 0.12," calcext:value-type="string">
            <text:p><text:s text:c="4"/>RR: 0.12,</text:p>
          </table:table-cell>
          <table:table-cell table:formula="of:=&quot;    &quot; &amp; [istTable.$A23] &amp; &quot;: &quot; &amp; [istTable.M23] &amp; &quot;,&quot;" office:value-type="string" office:string-value="    RR: 0.12," calcext:value-type="string">
            <text:p><text:s text:c="4"/>RR: 0.12,</text:p>
          </table:table-cell>
          <table:table-cell table:formula="of:=&quot;    &quot; &amp; [istTable.$A23] &amp; &quot;: &quot; &amp; [istTable.N23] &amp; &quot;,&quot;" office:value-type="string" office:string-value="    RR: 0.07," calcext:value-type="string">
            <text:p><text:s text:c="4"/>RR: 0.07,</text:p>
          </table:table-cell>
          <table:table-cell table:formula="of:=&quot;    &quot; &amp; [istTable.$A23] &amp; &quot;: &quot; &amp; [istTable.O23] &amp; &quot;,&quot;" office:value-type="string" office:string-value="    RR: 0.12," calcext:value-type="string">
            <text:p><text:s text:c="4"/>RR: 0.12,</text:p>
          </table:table-cell>
          <table:table-cell table:formula="of:=&quot;    &quot; &amp; [istTable.$A23] &amp; &quot;: &quot; &amp; [istTable.P23] &amp; &quot;,&quot;" office:value-type="string" office:string-value="    RR: 0.12," calcext:value-type="string">
            <text:p><text:s text:c="4"/>RR: 0.12,</text:p>
          </table:table-cell>
          <table:table-cell table:formula="of:=&quot;    &quot; &amp; [istTable.$A23] &amp; &quot;: &quot; &amp; [istTable.Q23] &amp; &quot;,&quot;" office:value-type="string" office:string-value="    RR: 0.12," calcext:value-type="string">
            <text:p><text:s text:c="4"/>RR: 0.12,</text:p>
          </table:table-cell>
        </table:table-row>
        <table:table-row table:style-name="ro1">
          <table:table-cell table:formula="of:=&quot;    &quot; &amp; [istTable.$A24] &amp; &quot;: &quot; &amp; [istTable.B24] &amp; &quot;,&quot;" office:value-type="string" office:string-value="    SC: 0.12," calcext:value-type="string">
            <text:p><text:s text:c="4"/>SC: 0.12,</text:p>
          </table:table-cell>
          <table:table-cell table:formula="of:=&quot;    &quot; &amp; [istTable.$A24] &amp; &quot;: &quot; &amp; [istTable.C24] &amp; &quot;,&quot;" office:value-type="string" office:string-value="    SC: 0.16," calcext:value-type="string">
            <text:p><text:s text:c="4"/>SC: 0.16,</text:p>
          </table:table-cell>
          <table:table-cell table:formula="of:=&quot;    &quot; &amp; [istTable.$A24] &amp; &quot;: &quot; &amp; [istTable.D24] &amp; &quot;,&quot;" office:value-type="string" office:string-value="    SC: 0.12," calcext:value-type="string">
            <text:p><text:s text:c="4"/>SC: 0.12,</text:p>
          </table:table-cell>
          <table:table-cell table:formula="of:=&quot;    &quot; &amp; [istTable.$A24] &amp; &quot;: &quot; &amp; [istTable.E24] &amp; &quot;,&quot;" office:value-type="string" office:string-value="    SC: 0.12," calcext:value-type="string">
            <text:p><text:s text:c="4"/>SC: 0.12,</text:p>
          </table:table-cell>
          <table:table-cell table:formula="of:=&quot;    &quot; &amp; [istTable.$A24] &amp; &quot;: &quot; &amp; [istTable.F24] &amp; &quot;,&quot;" office:value-type="string" office:string-value="    SC: 0.12," calcext:value-type="string">
            <text:p><text:s text:c="4"/>SC: 0.12,</text:p>
          </table:table-cell>
          <table:table-cell table:formula="of:=&quot;    &quot; &amp; [istTable.$A24] &amp; &quot;: &quot; &amp; [istTable.G24] &amp; &quot;,&quot;" office:value-type="string" office:string-value="    SC: 0.12," calcext:value-type="string">
            <text:p><text:s text:c="4"/>SC: 0.12,</text:p>
          </table:table-cell>
          <table:table-cell table:formula="of:=&quot;    &quot; &amp; [istTable.$A24] &amp; &quot;: &quot; &amp; [istTable.H24] &amp; &quot;,&quot;" office:value-type="string" office:string-value="    SC: 0.16," calcext:value-type="string">
            <text:p><text:s text:c="4"/>SC: 0.16,</text:p>
          </table:table-cell>
          <table:table-cell table:formula="of:=&quot;    &quot; &amp; [istTable.$A24] &amp; &quot;: &quot; &amp; [istTable.I24] &amp; &quot;,&quot;" office:value-type="string" office:string-value="    SC: 0.16," calcext:value-type="string">
            <text:p><text:s text:c="4"/>SC: 0.16,</text:p>
          </table:table-cell>
          <table:table-cell table:formula="of:=&quot;    &quot; &amp; [istTable.$A24] &amp; &quot;: &quot; &amp; [istTable.J24] &amp; &quot;,&quot;" office:value-type="string" office:string-value="    SC: 0.12," calcext:value-type="string">
            <text:p><text:s text:c="4"/>SC: 0.12,</text:p>
          </table:table-cell>
          <table:table-cell table:formula="of:=&quot;    &quot; &amp; [istTable.$A24] &amp; &quot;: &quot; &amp; [istTable.K24] &amp; &quot;,&quot;" office:value-type="string" office:string-value="    SC: 0.12," calcext:value-type="string">
            <text:p><text:s text:c="4"/>SC: 0.12,</text:p>
          </table:table-cell>
          <table:table-cell table:formula="of:=&quot;    &quot; &amp; [istTable.$A24] &amp; &quot;: &quot; &amp; [istTable.L24] &amp; &quot;,&quot;" office:value-type="string" office:string-value="    SC: 0.16," calcext:value-type="string">
            <text:p><text:s text:c="4"/>SC: 0.16,</text:p>
          </table:table-cell>
          <table:table-cell table:formula="of:=&quot;    &quot; &amp; [istTable.$A24] &amp; &quot;: &quot; &amp; [istTable.M24] &amp; &quot;,&quot;" office:value-type="string" office:string-value="    SC: 0.16," calcext:value-type="string">
            <text:p><text:s text:c="4"/>SC: 0.16,</text:p>
          </table:table-cell>
          <table:table-cell table:formula="of:=&quot;    &quot; &amp; [istTable.$A24] &amp; &quot;: &quot; &amp; [istTable.N24] &amp; &quot;,&quot;" office:value-type="string" office:string-value="    SC: 0.12," calcext:value-type="string">
            <text:p><text:s text:c="4"/>SC: 0.12,</text:p>
          </table:table-cell>
          <table:table-cell table:formula="of:=&quot;    &quot; &amp; [istTable.$A24] &amp; &quot;: &quot; &amp; [istTable.O24] &amp; &quot;,&quot;" office:value-type="string" office:string-value="    SC: 0.16," calcext:value-type="string">
            <text:p><text:s text:c="4"/>SC: 0.16,</text:p>
          </table:table-cell>
          <table:table-cell table:formula="of:=&quot;    &quot; &amp; [istTable.$A24] &amp; &quot;: &quot; &amp; [istTable.P24] &amp; &quot;,&quot;" office:value-type="string" office:string-value="    SC: 0.16," calcext:value-type="string">
            <text:p><text:s text:c="4"/>SC: 0.16,</text:p>
          </table:table-cell>
          <table:table-cell table:formula="of:=&quot;    &quot; &amp; [istTable.$A24] &amp; &quot;: &quot; &amp; [istTable.Q24] &amp; &quot;,&quot;" office:value-type="string" office:string-value="    SC: 0.16," calcext:value-type="string">
            <text:p><text:s text:c="4"/>SC: 0.16,</text:p>
          </table:table-cell>
        </table:table-row>
        <table:table-row table:style-name="ro1">
          <table:table-cell table:formula="of:=&quot;    &quot; &amp; [istTable.$A25] &amp; &quot;: &quot; &amp; [istTable.B25] &amp; &quot;,&quot;" office:value-type="string" office:string-value="    SP: 0.12," calcext:value-type="string">
            <text:p><text:s text:c="4"/>SP: 0.12,</text:p>
          </table:table-cell>
          <table:table-cell table:formula="of:=&quot;    &quot; &amp; [istTable.$A25] &amp; &quot;: &quot; &amp; [istTable.C25] &amp; &quot;,&quot;" office:value-type="string" office:string-value="    SP: 0.07," calcext:value-type="string">
            <text:p><text:s text:c="4"/>SP: 0.07,</text:p>
          </table:table-cell>
          <table:table-cell table:formula="of:=&quot;    &quot; &amp; [istTable.$A25] &amp; &quot;: &quot; &amp; [istTable.D25] &amp; &quot;,&quot;" office:value-type="string" office:string-value="    SP: 0.18," calcext:value-type="string">
            <text:p><text:s text:c="4"/>SP: 0.18,</text:p>
          </table:table-cell>
          <table:table-cell table:formula="of:=&quot;    &quot; &amp; [istTable.$A25] &amp; &quot;: &quot; &amp; [istTable.E25] &amp; &quot;,&quot;" office:value-type="string" office:string-value="    SP: 0.12," calcext:value-type="string">
            <text:p><text:s text:c="4"/>SP: 0.12,</text:p>
          </table:table-cell>
          <table:table-cell table:formula="of:=&quot;    &quot; &amp; [istTable.$A25] &amp; &quot;: &quot; &amp; [istTable.F25] &amp; &quot;,&quot;" office:value-type="string" office:string-value="    SP: 0.12," calcext:value-type="string">
            <text:p><text:s text:c="4"/>SP: 0.12,</text:p>
          </table:table-cell>
          <table:table-cell table:formula="of:=&quot;    &quot; &amp; [istTable.$A25] &amp; &quot;: &quot; &amp; [istTable.G25] &amp; &quot;,&quot;" office:value-type="string" office:string-value="    SP: 0.18," calcext:value-type="string">
            <text:p><text:s text:c="4"/>SP: 0.18,</text:p>
          </table:table-cell>
          <table:table-cell table:formula="of:=&quot;    &quot; &amp; [istTable.$A25] &amp; &quot;: &quot; &amp; [istTable.H25] &amp; &quot;,&quot;" office:value-type="string" office:string-value="    SP: 0.12," calcext:value-type="string">
            <text:p><text:s text:c="4"/>SP: 0.12,</text:p>
          </table:table-cell>
          <table:table-cell table:formula="of:=&quot;    &quot; &amp; [istTable.$A25] &amp; &quot;: &quot; &amp; [istTable.I25] &amp; &quot;,&quot;" office:value-type="string" office:string-value="    SP: 0.17," calcext:value-type="string">
            <text:p><text:s text:c="4"/>SP: 0.17,</text:p>
          </table:table-cell>
          <table:table-cell table:formula="of:=&quot;    &quot; &amp; [istTable.$A25] &amp; &quot;: &quot; &amp; [istTable.J25] &amp; &quot;,&quot;" office:value-type="string" office:string-value="    SP: 0.12," calcext:value-type="string">
            <text:p><text:s text:c="4"/>SP: 0.12,</text:p>
          </table:table-cell>
          <table:table-cell table:formula="of:=&quot;    &quot; &amp; [istTable.$A25] &amp; &quot;: &quot; &amp; [istTable.K25] &amp; &quot;,&quot;" office:value-type="string" office:string-value="    SP: 0.07," calcext:value-type="string">
            <text:p><text:s text:c="4"/>SP: 0.07,</text:p>
          </table:table-cell>
          <table:table-cell table:formula="of:=&quot;    &quot; &amp; [istTable.$A25] &amp; &quot;: &quot; &amp; [istTable.L25] &amp; &quot;,&quot;" office:value-type="string" office:string-value="    SP: 0.12," calcext:value-type="string">
            <text:p><text:s text:c="4"/>SP: 0.12,</text:p>
          </table:table-cell>
          <table:table-cell table:formula="of:=&quot;    &quot; &amp; [istTable.$A25] &amp; &quot;: &quot; &amp; [istTable.M25] &amp; &quot;,&quot;" office:value-type="string" office:string-value="    SP: 0.07," calcext:value-type="string">
            <text:p><text:s text:c="4"/>SP: 0.07,</text:p>
          </table:table-cell>
          <table:table-cell table:formula="of:=&quot;    &quot; &amp; [istTable.$A25] &amp; &quot;: &quot; &amp; [istTable.N25] &amp; &quot;,&quot;" office:value-type="string" office:string-value="    SP: 0.18," calcext:value-type="string">
            <text:p><text:s text:c="4"/>SP: 0.18,</text:p>
          </table:table-cell>
          <table:table-cell table:formula="of:=&quot;    &quot; &amp; [istTable.$A25] &amp; &quot;: &quot; &amp; [istTable.O25] &amp; &quot;,&quot;" office:value-type="string" office:string-value="    SP: 0.12," calcext:value-type="string">
            <text:p><text:s text:c="4"/>SP: 0.12,</text:p>
          </table:table-cell>
          <table:table-cell table:formula="of:=&quot;    &quot; &amp; [istTable.$A25] &amp; &quot;: &quot; &amp; [istTable.P25] &amp; &quot;,&quot;" office:value-type="string" office:string-value="    SP: 0.12," calcext:value-type="string">
            <text:p><text:s text:c="4"/>SP: 0.12,</text:p>
          </table:table-cell>
          <table:table-cell table:formula="of:=&quot;    &quot; &amp; [istTable.$A25] &amp; &quot;: &quot; &amp; [istTable.Q25] &amp; &quot;,&quot;" office:value-type="string" office:string-value="    SP: 0.12," calcext:value-type="string">
            <text:p><text:s text:c="4"/>SP: 0.12,</text:p>
          </table:table-cell>
        </table:table-row>
        <table:table-row table:style-name="ro1">
          <table:table-cell table:formula="of:=&quot;    &quot; &amp; [istTable.$A26] &amp; &quot;: &quot; &amp; [istTable.B26] &amp; &quot;,&quot;" office:value-type="string" office:string-value="    SE: 0.12," calcext:value-type="string">
            <text:p><text:s text:c="4"/>SE: 0.12,</text:p>
          </table:table-cell>
          <table:table-cell table:formula="of:=&quot;    &quot; &amp; [istTable.$A26] &amp; &quot;: &quot; &amp; [istTable.C26] &amp; &quot;,&quot;" office:value-type="string" office:string-value="    SE: 0.12," calcext:value-type="string">
            <text:p><text:s text:c="4"/>SE: 0.12,</text:p>
          </table:table-cell>
          <table:table-cell table:formula="of:=&quot;    &quot; &amp; [istTable.$A26] &amp; &quot;: &quot; &amp; [istTable.D26] &amp; &quot;,&quot;" office:value-type="string" office:string-value="    SE: 0.12," calcext:value-type="string">
            <text:p><text:s text:c="4"/>SE: 0.12,</text:p>
          </table:table-cell>
          <table:table-cell table:formula="of:=&quot;    &quot; &amp; [istTable.$A26] &amp; &quot;: &quot; &amp; [istTable.E26] &amp; &quot;,&quot;" office:value-type="string" office:string-value="    SE: 0.12," calcext:value-type="string">
            <text:p><text:s text:c="4"/>SE: 0.12,</text:p>
          </table:table-cell>
          <table:table-cell table:formula="of:=&quot;    &quot; &amp; [istTable.$A26] &amp; &quot;: &quot; &amp; [istTable.F26] &amp; &quot;,&quot;" office:value-type="string" office:string-value="    SE: 0.12," calcext:value-type="string">
            <text:p><text:s text:c="4"/>SE: 0.12,</text:p>
          </table:table-cell>
          <table:table-cell table:formula="of:=&quot;    &quot; &amp; [istTable.$A26] &amp; &quot;: &quot; &amp; [istTable.G26] &amp; &quot;,&quot;" office:value-type="string" office:string-value="    SE: 0.12," calcext:value-type="string">
            <text:p><text:s text:c="4"/>SE: 0.12,</text:p>
          </table:table-cell>
          <table:table-cell table:formula="of:=&quot;    &quot; &amp; [istTable.$A26] &amp; &quot;: &quot; &amp; [istTable.H26] &amp; &quot;,&quot;" office:value-type="string" office:string-value="    SE: 0.12," calcext:value-type="string">
            <text:p><text:s text:c="4"/>SE: 0.12,</text:p>
          </table:table-cell>
          <table:table-cell table:formula="of:=&quot;    &quot; &amp; [istTable.$A26] &amp; &quot;: &quot; &amp; [istTable.I26] &amp; &quot;,&quot;" office:value-type="string" office:string-value="    SE: 0.12," calcext:value-type="string">
            <text:p><text:s text:c="4"/>SE: 0.12,</text:p>
          </table:table-cell>
          <table:table-cell table:formula="of:=&quot;    &quot; &amp; [istTable.$A26] &amp; &quot;: &quot; &amp; [istTable.J26] &amp; &quot;,&quot;" office:value-type="string" office:string-value="    SE: 0.12," calcext:value-type="string">
            <text:p><text:s text:c="4"/>SE: 0.12,</text:p>
          </table:table-cell>
          <table:table-cell table:formula="of:=&quot;    &quot; &amp; [istTable.$A26] &amp; &quot;: &quot; &amp; [istTable.K26] &amp; &quot;,&quot;" office:value-type="string" office:string-value="    SE: 0.12," calcext:value-type="string">
            <text:p><text:s text:c="4"/>SE: 0.12,</text:p>
          </table:table-cell>
          <table:table-cell table:formula="of:=&quot;    &quot; &amp; [istTable.$A26] &amp; &quot;: &quot; &amp; [istTable.L26] &amp; &quot;,&quot;" office:value-type="string" office:string-value="    SE: 0.12," calcext:value-type="string">
            <text:p><text:s text:c="4"/>SE: 0.12,</text:p>
          </table:table-cell>
          <table:table-cell table:formula="of:=&quot;    &quot; &amp; [istTable.$A26] &amp; &quot;: &quot; &amp; [istTable.M26] &amp; &quot;,&quot;" office:value-type="string" office:string-value="    SE: 0.12," calcext:value-type="string">
            <text:p><text:s text:c="4"/>SE: 0.12,</text:p>
          </table:table-cell>
          <table:table-cell table:formula="of:=&quot;    &quot; &amp; [istTable.$A26] &amp; &quot;: &quot; &amp; [istTable.N26] &amp; &quot;,&quot;" office:value-type="string" office:string-value="    SE: 0.12," calcext:value-type="string">
            <text:p><text:s text:c="4"/>SE: 0.12,</text:p>
          </table:table-cell>
          <table:table-cell table:formula="of:=&quot;    &quot; &amp; [istTable.$A26] &amp; &quot;: &quot; &amp; [istTable.O26] &amp; &quot;,&quot;" office:value-type="string" office:string-value="    SE: 0.12," calcext:value-type="string">
            <text:p><text:s text:c="4"/>SE: 0.12,</text:p>
          </table:table-cell>
          <table:table-cell table:formula="of:=&quot;    &quot; &amp; [istTable.$A26] &amp; &quot;: &quot; &amp; [istTable.P26] &amp; &quot;,&quot;" office:value-type="string" office:string-value="    SE: 0.12," calcext:value-type="string">
            <text:p><text:s text:c="4"/>SE: 0.12,</text:p>
          </table:table-cell>
          <table:table-cell table:formula="of:=&quot;    &quot; &amp; [istTable.$A26] &amp; &quot;: &quot; &amp; [istTable.Q26] &amp; &quot;,&quot;" office:value-type="string" office:string-value="    SE: 0.12," calcext:value-type="string">
            <text:p><text:s text:c="4"/>SE: 0.12,</text:p>
          </table:table-cell>
        </table:table-row>
        <table:table-row table:style-name="ro1">
          <table:table-cell table:formula="of:=&quot;    &quot; &amp; [istTable.$A27] &amp; &quot;: &quot; &amp; [istTable.B27]" office:value-type="string" office:string-value="    TO: 0.12" calcext:value-type="string">
            <text:p><text:s text:c="4"/>TO: 0.12</text:p>
          </table:table-cell>
          <table:table-cell table:formula="of:=&quot;    &quot; &amp; [istTable.$A27] &amp; &quot;: &quot; &amp; [istTable.C27]" office:value-type="string" office:string-value="    TO: 0.12" calcext:value-type="string">
            <text:p><text:s text:c="4"/>TO: 0.12</text:p>
          </table:table-cell>
          <table:table-cell table:formula="of:=&quot;    &quot; &amp; [istTable.$A27] &amp; &quot;: &quot; &amp; [istTable.D27]" office:value-type="string" office:string-value="    TO: 0.12" calcext:value-type="string">
            <text:p><text:s text:c="4"/>TO: 0.12</text:p>
          </table:table-cell>
          <table:table-cell table:formula="of:=&quot;    &quot; &amp; [istTable.$A27] &amp; &quot;: &quot; &amp; [istTable.E27]" office:value-type="string" office:string-value="    TO: 0.12" calcext:value-type="string">
            <text:p><text:s text:c="4"/>TO: 0.12</text:p>
          </table:table-cell>
          <table:table-cell table:formula="of:=&quot;    &quot; &amp; [istTable.$A27] &amp; &quot;: &quot; &amp; [istTable.F27]" office:value-type="string" office:string-value="    TO: 0.12" calcext:value-type="string">
            <text:p><text:s text:c="4"/>TO: 0.12</text:p>
          </table:table-cell>
          <table:table-cell table:formula="of:=&quot;    &quot; &amp; [istTable.$A27] &amp; &quot;: &quot; &amp; [istTable.G27]" office:value-type="string" office:string-value="    TO: 0.12" calcext:value-type="string">
            <text:p><text:s text:c="4"/>TO: 0.12</text:p>
          </table:table-cell>
          <table:table-cell table:formula="of:=&quot;    &quot; &amp; [istTable.$A27] &amp; &quot;: &quot; &amp; [istTable.H27]" office:value-type="string" office:string-value="    TO: 0.12" calcext:value-type="string">
            <text:p><text:s text:c="4"/>TO: 0.12</text:p>
          </table:table-cell>
          <table:table-cell table:formula="of:=&quot;    &quot; &amp; [istTable.$A27] &amp; &quot;: &quot; &amp; [istTable.I27]" office:value-type="string" office:string-value="    TO: 0.12" calcext:value-type="string">
            <text:p><text:s text:c="4"/>TO: 0.12</text:p>
          </table:table-cell>
          <table:table-cell table:formula="of:=&quot;    &quot; &amp; [istTable.$A27] &amp; &quot;: &quot; &amp; [istTable.J27]" office:value-type="string" office:string-value="    TO: 0.12" calcext:value-type="string">
            <text:p><text:s text:c="4"/>TO: 0.12</text:p>
          </table:table-cell>
          <table:table-cell table:formula="of:=&quot;    &quot; &amp; [istTable.$A27] &amp; &quot;: &quot; &amp; [istTable.K27]" office:value-type="string" office:string-value="    TO: 0.12" calcext:value-type="string">
            <text:p><text:s text:c="4"/>TO: 0.12</text:p>
          </table:table-cell>
          <table:table-cell table:formula="of:=&quot;    &quot; &amp; [istTable.$A27] &amp; &quot;: &quot; &amp; [istTable.L27]" office:value-type="string" office:string-value="    TO: 0.18" calcext:value-type="string">
            <text:p><text:s text:c="4"/>TO: 0.18</text:p>
          </table:table-cell>
          <table:table-cell table:formula="of:=&quot;    &quot; &amp; [istTable.$A27] &amp; &quot;: &quot; &amp; [istTable.M27]" office:value-type="string" office:string-value="    TO: 0.12" calcext:value-type="string">
            <text:p><text:s text:c="4"/>TO: 0.12</text:p>
          </table:table-cell>
          <table:table-cell table:formula="of:=&quot;    &quot; &amp; [istTable.$A27] &amp; &quot;: &quot; &amp; [istTable.N27]" office:value-type="string" office:string-value="    TO: 0.12" calcext:value-type="string">
            <text:p><text:s text:c="4"/>TO: 0.12</text:p>
          </table:table-cell>
          <table:table-cell table:formula="of:=&quot;    &quot; &amp; [istTable.$A27] &amp; &quot;: &quot; &amp; [istTable.O27]" office:value-type="string" office:string-value="    TO: 0.12" calcext:value-type="string">
            <text:p><text:s text:c="4"/>TO: 0.12</text:p>
          </table:table-cell>
          <table:table-cell table:formula="of:=&quot;    &quot; &amp; [istTable.$A27] &amp; &quot;: &quot; &amp; [istTable.P27]" office:value-type="string" office:string-value="    TO: 0.12" calcext:value-type="string">
            <text:p><text:s text:c="4"/>TO: 0.12</text:p>
          </table:table-cell>
          <table:table-cell table:formula="of:=&quot;    &quot; &amp; [istTable.$A27] &amp; &quot;: &quot; &amp; [istTable.Q27]" office:value-type="string" office:string-value="    TO: 0.12" calcext:value-type="string">
            <text:p><text:s text:c="4"/>TO: 0.12</text:p>
          </table:table-cell>
        </table:table-row>
        <table:table-row table:style-name="ro1">
          <table:table-cell table:number-columns-repeated="15" office:value-type="string" calcext:value-type="string">
            <text:p><text:s text:c="2"/>},</text:p>
          </table:table-cell>
          <table:table-cell office:value-type="string" calcext:value-type="string">
            <text:p><text:s text:c="2"/>}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son Susumu Asaga</meta:initial-creator>
    <meta:creation-date>2018-11-21T08:07:51.573758000</meta:creation-date>
    <dc:date>2018-11-21T12:34:28.214982000</dc:date>
    <dc:creator>Edson Susumu Asaga</dc:creator>
    <meta:editing-duration>PT4H26M58S</meta:editing-duration>
    <meta:editing-cycles>2</meta:editing-cycles>
    <meta:generator>LibreOffice/6.1.2.1$MacOSX_X86_64 LibreOffice_project/65905a128db06ba48db947242809d14d3f9a93fe</meta:generator>
    <meta:document-statistic meta:table-count="6" meta:cell-count="1015" meta:object-count="0"/>
    <meta:user-defined meta:name=""/>
  </office:meta>
</office:document-meta>
</file>